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utorial #6 - Names, Bindings and Scopes</text:title></text:p>
      <text:p text:style-name="OrgTitle"/>
      <text:p text:style-name="OrgSubtitle"><text:initial-creator>Habib Ghaffari</text:initial-creator></text:p>
      <text:p text:style-name="OrgSubtitle"/>
      <text:p text:style-name="OrgSubtitle"><text:span text:style-name="OrgActiveTimestamp">&lt;2022-10-31 Mon&gt;</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ee2391">1. Introduction</text:a></text:p>
          <text:p text:style-name="Contents_20_1"><text:a xlink:type="simple" xlink:href="#org8129bfb">2. Names</text:a></text:p>
          <text:p text:style-name="Contents_20_1"><text:a xlink:type="simple" xlink:href="#orgbd5dc23">3. Binding</text:a></text:p>
          <text:p text:style-name="Contents_20_2"><text:a xlink:type="simple" xlink:href="#org128d107">3.1. Storage Bindings and Lifetime</text:a></text:p>
          <text:p text:style-name="Contents_20_1"><text:a xlink:type="simple" xlink:href="#org04f36e8">4. Scope and Lifetime</text:a></text:p>
          <text:p text:style-name="Contents_20_2"><text:a xlink:type="simple" xlink:href="#org6a8ee43">4.1. Static Scope</text:a></text:p>
          <text:p text:style-name="Contents_20_2"><text:a xlink:type="simple" xlink:href="#orga555784">4.2. Blocks</text:a></text:p>
          <text:p text:style-name="Contents_20_2"><text:a xlink:type="simple" xlink:href="#org69e380f">4.3. Dynamic Scope</text:a></text:p>
          <text:p text:style-name="Contents_20_2"><text:a xlink:type="simple" xlink:href="#orgc312d05">4.4. Referencing Enviroments</text:a></text:p>
          <text:p text:style-name="Contents_20_1"><text:a xlink:type="simple" xlink:href="#orgdd0d6ac">5. Questions:</text:a></text:p>
        </text:index-body>
      </text:table-of-content>
      <text:h text:style-name="Heading_20_1" text:outline-level="1" text:is-list-header="false">
<text:bookmark-start text:name="OrgXref.org6ee2391"/>
<text:bookmark text:name="org6ee2391"/>Introduction
<text:bookmark-end text:name="OrgXref.org6ee2391"/></text:h>
      <text:p text:style-name="Text_20_body">Today, we are going to review the topics presented in chapter 5. Then we will
try to solve some sample examples that will help you answer some of the
questions presented in assignment #2.
</text:p>
      <text:h text:style-name="Heading_20_1" text:outline-level="1" text:is-list-header="false">
<text:bookmark-start text:name="OrgXref.org8129bfb"/>
<text:bookmark text:name="org8129bfb"/>Names
<text:bookmark-end text:name="OrgXref.org8129bfb"/></text:h>
      <text:p text:style-name="Text_20_body">A name is a string of characters used to identify some entity in a program.
Names in most programming languages have the same form: a letter followed by a
string consisting of letters, digits, and underscore characters <text:span text:style-name="OrgCode">( _ )</text:span>.
</text:p>
      <text:p text:style-name="Text_20_body">Examples:
</text:p>
      <text:p text:style-name="Text_20_body"><text:span text:style-name="OrgCode">Haskell</text:span>
</text:p>
      <text:p text:style-name="OrgSrcBlock">&lt;H_ID&gt;<text:s/>::=<text:s/>&lt;head&gt;<text:s/>{&lt;tail&gt;}</text:p>
      <text:p text:style-name="OrgSrcBlock">&lt;head&gt;<text:s/>::=<text:s/>&lt;upper&gt;<text:s/>|<text:s/>&lt;lower&gt;</text:p>
      <text:p text:style-name="OrgSrcBlock">&lt;tail&gt;<text:s/>::=<text:s/>&lt;upper&gt;<text:s/>|<text:s/>&lt;lower&gt;<text:s/>|<text:s/>&lt;special&gt;<text:s/>|<text:s/>&lt;digits&gt;<text:s/>|<text:s/>'</text:p>
      <text:p text:style-name="OrgSrcBlock">&lt;lower&gt;<text:s/>::=<text:s/>a<text:s/>|<text:s/>b<text:s/>|<text:s/>c<text:s/>|<text:s/>d<text:s/>|<text:s/>e<text:s/>|<text:s/>f<text:s/>|<text:s/>g<text:s/>|<text:s/>h<text:s/>|<text:s/>i<text:s/>|<text:s/>j<text:s/>|<text:s/>k<text:s/>|<text:s/>l<text:s/>|<text:s/>m<text:s/>|<text:s/>n<text:s/>|<text:s/>o<text:s/>|<text:s/>p<text:s/>|<text:s/>q<text:s/>|<text:s/>r<text:s/>|<text:s/>s<text:s/>|<text:s/>t<text:s/>|<text:s/>u<text:s/>|<text:s/>v<text:s/>|<text:s/>w<text:s/>|<text:s/>x<text:s/>|<text:s/>y<text:s/>|<text:s/>z<text:s/>|<text:s/>_</text:p>
      <text:p text:style-name="OrgSrcBlock">&lt;upper&gt;<text:s/>::=<text:s/>A<text:s/>|<text:s/>B<text:s/>|<text:s/>C<text:s/>|<text:s/>D<text:s/>|<text:s/>E<text:s/>|<text:s/>F<text:s/>|<text:s/>G<text:s/>|<text:s/>H<text:s/>|<text:s/>I<text:s/>|<text:s/>J<text:s/>|<text:s/>K<text:s/>|<text:s/>L<text:s/>|<text:s/>M<text:s/>|<text:s/>N<text:s/>|<text:s/>O<text:s/>|<text:s/>P<text:s/>|<text:s/>Q<text:s/>|<text:s/>R<text:s/>|<text:s/>S<text:s/>|<text:s/>T<text:s/>|<text:s/>U<text:s/>|<text:s/>V<text:s/>|<text:s/>W<text:s/>|<text:s/>X<text:s/>|<text:s/>Y<text:s/>|<text:s/>Z</text:p>
      <text:p text:style-name="OrgSrcBlockLastLine">&lt;digits&gt;<text:s/>::=<text:s/>0<text:s/>|<text:s/>1<text:s/>|<text:s/>2<text:s/>|<text:s/>3<text:s/>|<text:s/>4<text:s/>|<text:s/>5<text:s/>|<text:s/>6<text:s/>|<text:s/>7<text:s/>|<text:s/>8<text:s/>|<text:s/>9</text:p>
      <text:p text:style-name="Text_20_body">Two main primary issues with naming are?
</text:p>
      <text:list text:style-name="OrgBulletedList" text:continue-numbering="false">
        <text:list-item>
          <text:p text:style-name="Text_20_body">Case sensitivity
</text:p>
        </text:list-item>
        <text:list-item>
          <text:p text:style-name="Text_20_body">Special words
</text:p>
        </text:list-item>
        <text:list-item>
          <text:p text:style-name="Text_20_body">Question:
</text:p>
          <text:list text:style-name="OrgBulletedList" text:continue-numbering="true">
            <text:list-item>
              <text:p text:style-name="Text_20_body">What is a reserved word?
</text:p>
            </text:list-item>
          </text:list>
        </text:list-item>
        <text:list-item>
          <text:p text:style-name="Text_20_body">Exercise: Look at the following names:
</text:p>
          <text:list text:style-name="OrgNumberedList" text:continue-numbering="true">
            <text:list-item>
              <text:p text:style-name="Text_20_body">FirstName
</text:p>
            </text:list-item>
            <text:list-item>
              <text:p text:style-name="Text_20_body">First<text:span text:style-name="OrgSubscript">Name</text:span>
</text:p>
            </text:list-item>
            <text:list-item>
              <text:p text:style-name="Text_20_body">firstname
</text:p>
            </text:list-item>
            <text:list-item>
              <text:p text:style-name="Text_20_body">firstName
</text:p>
            </text:list-item>
            <text:list-item>
              <text:p text:style-name="Text_20_body">Which one is better in terms of Readability?
</text:p>
            </text:list-item>
            <text:list-item>
              <text:p text:style-name="Text_20_body">Which one is better in terms of Writability?
</text:p>
            </text:list-item>
            <text:list-item>
              <text:p text:style-name="Text_20_body">Which one is accepted in C programming language?
</text:p>
            </text:list-item>
            <text:list-item>
              <text:p text:style-name="Text_20_body">Which one is better in Python programming language?
</text:p>
            </text:list-item>
            <text:list-item>
              <text:p text:style-name="Text_20_body">Which one is <text:span text:style-name="Emphasis">cammel notation</text:span>?
</text:p>
            </text:list-item>
            <text:list-item>
              <text:p text:style-name="Text_20_body">Which one is not popular anymore?
</text:p>
            </text:list-item>
          </text:list>
        </text:list-item>
      </text:list>
      <text:p text:style-name="Text_20_body">A program variable is an abstraction of a computer memory cell or collection
of cells.
</text:p>
      <text:p text:style-name="Text_20_body">Variables can be characterized as a sextuple of attributes:
</text:p>
      <text:list text:style-name="OrgBulletedList" text:continue-numbering="false">
        <text:list-item>
          <text:p text:style-name="Text_20_body">Name
</text:p>
        </text:list-item>
        <text:list-item>
          <text:p text:style-name="Text_20_body">Address: The memory address with which it is associated
</text:p>
        </text:list-item>
        <text:list-item>
          <text:p text:style-name="Text_20_body">Value: The contents of the location with which the variable is associated
</text:p>
        </text:list-item>
        <text:list-item>
          <text:p text:style-name="Text_20_body">Type: determines the range of values of variables and the set of operations
that are defined for values of that type; in the case of floating point, type
also determines the precision
</text:p>
        </text:list-item>
        <text:list-item>
          <text:p text:style-name="Text_20_body">Lifetime [Discuss later]
</text:p>
        </text:list-item>
        <text:list-item>
          <text:p text:style-name="Text_20_body">Scope [Discuss later]
</text:p>
        </text:list-item>
      </text:list>
      <text:h text:style-name="Heading_20_1" text:outline-level="1" text:is-list-header="false">
<text:bookmark-start text:name="OrgXref.orgbd5dc23"/>
<text:bookmark text:name="orgbd5dc23"/>Binding
<text:bookmark-end text:name="OrgXref.orgbd5dc23"/></text:h>
      <text:p text:style-name="Text_20_body">A binding is an association between an entity and an attribute, such as between
a variable and its type or value, or between an operation and a symbol. Binding
time is the time at which a binding takes place.
</text:p>
      <text:list text:style-name="OrgBulletedList" text:continue-numbering="false">
        <text:list-item>
          <text:p text:style-name="Text_20_body">A binding is static if it first occurs before run time and remains
unchanged throughout program execution.
</text:p>
          <text:list text:style-name="OrgBulletedList" text:continue-numbering="true">
            <text:list-item>
              <text:p text:style-name="Text_20_body">Type may be specified by explicit or implicit deceleration:
</text:p>
              <text:list text:style-name="OrgBulletedList" text:continue-numbering="true">
                <text:list-item>
                  <text:p text:style-name="Text_20_body">Question: Bring one example for each of the above decelerations:
</text:p>
                </text:list-item>
              </text:list>
            </text:list-item>
          </text:list>
        </text:list-item>
      </text:list>
      <text:p text:style-name="OrgFixedWidthBlock">var sum = 0;</text:p>
      <text:p text:style-name="OrgFixedWidthBlock">var total = 0.0;</text:p>
      <text:p text:style-name="OrgFixedWidthBlockLastLine">var name = "Fred";</text:p>
      <text:list text:style-name="OrgBulletedList" text:continue-numbering="false">
        <text:list-item>
          <text:p text:style-name="Text_20_body">A binding is dynamic if it first occurs during execution or can change during
execution of the program
</text:p>
        </text:list-item>
      </text:list>
      <text:h text:style-name="Heading_20_2" text:outline-level="2" text:is-list-header="false">
<text:bookmark-start text:name="OrgXref.org128d107"/>
<text:bookmark text:name="org128d107"/>Storage Bindings and Lifetime
<text:bookmark-end text:name="OrgXref.org128d107"/></text:h>
      <text:h text:style-name="Heading_20_1" text:outline-level="1" text:is-list-header="false">
<text:bookmark-start text:name="OrgXref.org04f36e8"/>
<text:bookmark text:name="org04f36e8"/>Scope and Lifetime
<text:bookmark-end text:name="OrgXref.org04f36e8"/></text:h>
      <text:p text:style-name="Text_20_body">The scope of a variable is the range of statements over which it is visible.
</text:p>
      <text:p text:style-name="Text_20_body">The local variables of a program unit are those that are declared in that unit.
The nonlocal variables of a program unit are those that are visible in the unit
but not declared there. Global variables are a special category of nonlocal variables
</text:p>
      <text:h text:style-name="Heading_20_2" text:outline-level="2" text:is-list-header="false">
<text:bookmark-start text:name="OrgXref.org6a8ee43"/>
<text:bookmark text:name="org6a8ee43"/>Static Scope
<text:bookmark-end text:name="OrgXref.org6a8ee43"/></text:h>
      <text:p text:style-name="Text_20_body">The general rule for tracing visibility of a variable:
</text:p>
      <text:list text:style-name="OrgBulletedList" text:continue-numbering="false">
        <text:list-item>
          <text:p text:style-name="Text_20_body">Search declarations, first locally, then in increasingly larger enclosing
scopes, until one is found for the given name
</text:p>
        </text:list-item>
        <text:list-item>
          <text:p text:style-name="Text_20_body">Enclosing static scopes (to a specific scope) are called its static ancestors;
the nearest static ancestor is called a static parent
</text:p>
        </text:list-item>
        <text:list-item>
          <text:p text:style-name="Text_20_body">Some languages allow nested subprogram definitions, which create nested static
scopes
</text:p>
        </text:list-item>
        <text:list-item>
          <text:p text:style-name="Text_20_body">Variables can be hidden from a unit by having a "closer" variable with the
same name
</text:p>
        </text:list-item>
      </text:list>
      <text:p text:style-name="OrgSrcBlock"/>
      <text:p text:style-name="OrgSrcBlock"><text:span text:style-name="OrgSrcFontLockKeywordFace">function</text:span><text:s/><text:span text:style-name="OrgSrcFontLockFunctionNameFace">big</text:span><text:span text:style-name="OrgSrcRainbowDelimitersDepth1Face">(</text:span><text:span text:style-name="OrgSrcRainbowDelimitersDepth1Face">)</text:span><text:s/><text:span text:style-name="OrgSrcRainbowDelimitersDepth1Face">{</text:span><text:s/><text:span text:style-name="OrgSrcFontLockKeywordFace">function</text:span><text:s/>sub1<text:span text:style-name="OrgSrcRainbowDelimitersDepth2Face">(</text:span><text:span text:style-name="OrgSrcRainbowDelimitersDepth2Face">)</text:span><text:s/><text:span text:style-name="OrgSrcRainbowDelimitersDepth2Face">{</text:span></text:p>
      <text:p text:style-name="OrgSrcBlock"><text:span text:style-name="OrgSrcFontLockKeywordFace">var</text:span><text:s/><text:span text:style-name="OrgSrcFontLockVariableNameFace">x</text:span><text:s/>=<text:s/><text:span text:style-name="OrgSrcHighlightNumbersNumber">7</text:span>;</text:p>
      <text:p text:style-name="OrgSrcBlock">sub2<text:span text:style-name="OrgSrcRainbowDelimitersDepth3Face">(</text:span><text:span text:style-name="OrgSrcRainbowDelimitersDepth3Face">)</text:span>;<text:s/><text:span text:style-name="OrgSrcRainbowDelimitersDepth2Face">}</text:span></text:p>
      <text:p text:style-name="OrgSrcBlock"><text:span text:style-name="OrgSrcFontLockKeywordFace">function</text:span><text:s/><text:span text:style-name="OrgSrcFontLockFunctionNameFace">sub2</text:span><text:span text:style-name="OrgSrcRainbowDelimitersDepth2Face">(</text:span><text:span text:style-name="OrgSrcRainbowDelimitersDepth2Face">)</text:span><text:s/><text:span text:style-name="OrgSrcRainbowDelimitersDepth2Face">{</text:span><text:s/><text:span text:style-name="OrgSrcFontLockKeywordFace">var</text:span><text:s/><text:span text:style-name="OrgSrcFontLockVariableNameFace">y</text:span><text:s/>=<text:s/>x;</text:p>
      <text:p text:style-name="OrgSrcBlock"><text:span text:style-name="OrgSrcRainbowDelimitersDepth2Face">}</text:span></text:p>
      <text:p text:style-name="OrgSrcBlockLastLine"><text:span text:style-name="OrgSrcFontLockKeywordFace">var</text:span><text:s/><text:span text:style-name="OrgSrcFontLockVariableNameFace">x</text:span><text:s/>=<text:s/><text:span text:style-name="OrgSrcHighlightNumbersNumber">3</text:span>;<text:s/>sub1<text:span text:style-name="OrgSrcRainbowDelimitersDepth2Face">(</text:span><text:span text:style-name="OrgSrcRainbowDelimitersDepth2Face">)</text:span>;</text:p>
      <text:p text:style-name="OrgSrcBlockLastLine"><text:span text:style-name="OrgSrcRainbowDelimitersDepth1Face">}</text:span></text:p>
      <text:p text:style-name="Text_20_body">What if we consider the static scope rules to trace the visibility of <text:span text:style-name="OrgCode">x</text:span>:
</text:p>
      <text:h text:style-name="Heading_20_2" text:outline-level="2" text:is-list-header="false">
<text:bookmark-start text:name="OrgXref.orga555784"/>
<text:bookmark text:name="orga555784"/>Blocks
<text:bookmark-end text:name="OrgXref.orga555784"/></text:h>
      <text:list text:style-name="OrgBulletedList" text:continue-numbering="false">
        <text:list-item>
          <text:p text:style-name="Text_20_body">The scopes created by blocks, which could be nested in larger blocks, are
treated exactly like those created by subprograms.
</text:p>
        </text:list-item>
      </text:list>
      <text:p text:style-name="OrgSrcBlock"><text:span text:style-name="OrgSrcFontLockTypeFace">voi</text:span><text:span text:style-name="OrgSrcFontLockTypeFace">d</text:span><text:s/><text:span text:style-name="OrgSrcFontLockFunctionNameFace">sub</text:span><text:span text:style-name="OrgSrcRainbowDelimitersDepth1Face">(</text:span><text:span text:style-name="OrgSrcRainbowDelimitersDepth1Face">)</text:span><text:s/><text:span text:style-name="OrgSrcRainbowDelimitersDepth1Face">{</text:span></text:p>
      <text:p text:style-name="OrgSrcBlock"><text:s/><text:s/><text:s/><text:span text:style-name="OrgSrcFontLockTypeFace">in</text:span><text:span text:style-name="OrgSrcFontLockTypeFace">t</text:span><text:s/><text:span text:style-name="OrgSrcFontLockVariableNameFace">count</text:span>=<text:span text:style-name="OrgSrcHighlightNumbersNumber">1</text:span>;</text:p>
      <text:p text:style-name="OrgSrcBlock"><text:s/><text:s/><text:s/><text:s/><text:span text:style-name="OrgSrcFontLockKeywordFace">while</text:span><text:s/><text:span text:style-name="OrgSrcRainbowDelimitersDepth2Face">(</text:span>count<text:s/>&lt;=<text:span text:style-name="OrgSrcHighlightNumbersNumber">100</text:span><text:span text:style-name="OrgSrcRainbowDelimitersDepth2Face">)</text:span><text:s/><text:span text:style-name="OrgSrcRainbowDelimitersDepth2Face">{</text:span></text:p>
      <text:p text:style-name="OrgSrcBlock"><text:s/><text:s/><text:s/><text:s/><text:s/><text:s/><text:span text:style-name="OrgSrcFontLockTypeFace">in</text:span><text:span text:style-name="OrgSrcFontLockTypeFace">t</text:span><text:s/><text:span text:style-name="OrgSrcFontLockVariableNameFace">count</text:span>=<text:span text:style-name="OrgSrcHighlightNumbersNumber">2</text:span>;</text:p>
      <text:p text:style-name="OrgSrcBlock"><text:s/><text:s/><text:s/><text:s/><text:s/><text:s/>count++;</text:p>
      <text:p text:style-name="OrgSrcBlock"><text:s/><text:s/><text:s/><text:s/><text:s/><text:s/>...</text:p>
      <text:p text:style-name="OrgSrcBlock"><text:s/><text:s/><text:s/><text:span text:style-name="OrgSrcRainbowDelimitersDepth2Face">}</text:span></text:p>
      <text:p text:style-name="OrgSrcBlock"><text:s/><text:s/><text:s/>printf<text:span text:style-name="OrgSrcRainbowDelimitersDepth2Face">(</text:span>count<text:span text:style-name="OrgSrcRainbowDelimitersDepth2Face">)</text:span>;</text:p>
      <text:p text:style-name="OrgSrcBlock"><text:s/><text:s/><text:s/>...</text:p>
      <text:p text:style-name="OrgSrcBlockLastLine"><text:span text:style-name="OrgSrcRainbowDelimitersDepth1Face">}</text:span></text:p>
      <text:list text:style-name="OrgBulletedList" text:continue-numbering="false">
        <text:list-item>
          <text:p text:style-name="Text_20_body">In <text:span text:style-name="OrgCode">Let</text:span> Scheme:
</text:p>
        </text:list-item>
      </text:list>
      <text:p text:style-name="OrgSrcBlock">In<text:s/>Scheme:</text:p>
      <text:p text:style-name="OrgSrcBlock">(LET<text:s/>(</text:p>
      <text:p text:style-name="OrgSrcBlock"><text:s/><text:s/><text:s/>(name1<text:s/>expression1)<text:s/>...</text:p>
      <text:p text:style-name="OrgSrcBlock"><text:s/><text:s/><text:s/>(namen<text:s/>expressionn)</text:p>
      <text:p text:style-name="OrgSrcBlockLastLine">)</text:p>
      <text:h text:style-name="Heading_20_2" text:outline-level="2" text:is-list-header="false">
<text:bookmark-start text:name="OrgXref.org69e380f"/>
<text:bookmark text:name="org69e380f"/>Dynamic Scope
<text:bookmark-end text:name="OrgXref.org69e380f"/></text:h>
      <text:p text:style-name="Text_20_body">General rule for tracing visibility in dynamic scope:
</text:p>
      <text:list text:style-name="OrgBulletedList" text:continue-numbering="false">
        <text:list-item>
          <text:p text:style-name="Text_20_body">Based on calling sequences of program units, not their textual layout
</text:p>
        </text:list-item>
        <text:list-item>
          <text:p text:style-name="Text_20_body">References to variables are connected to declarations by searching back
through the chain of subprogram calls that forced execution to this point
</text:p>
        </text:list-item>
      </text:list>
      <text:p text:style-name="OrgSrcBlock"><text:span text:style-name="OrgSrcFontLockKeywordFace">function</text:span><text:s/><text:span text:style-name="OrgSrcFontLockFunctionNameFace">big</text:span><text:span text:style-name="OrgSrcRainbowDelimitersDepth1Face">(</text:span><text:span text:style-name="OrgSrcRainbowDelimitersDepth1Face">)</text:span><text:s/><text:span text:style-name="OrgSrcRainbowDelimitersDepth1Face">{</text:span></text:p>
      <text:p text:style-name="OrgSrcBlock"><text:s/><text:s/><text:s/><text:s/><text:span text:style-name="OrgSrcFontLockKeywordFace">function</text:span><text:s/><text:span text:style-name="OrgSrcFontLockFunctionNameFace">sub1</text:span><text:span text:style-name="OrgSrcRainbowDelimitersDepth2Face">(</text:span><text:span text:style-name="OrgSrcRainbowDelimitersDepth2Face">)</text:span><text:s/><text:span text:style-name="OrgSrcRainbowDelimitersDepth2Face">{</text:span></text:p>
      <text:p text:style-name="OrgSrcBlock"><text:s/><text:s/><text:s/><text:s/><text:s/><text:s/><text:span text:style-name="OrgSrcFontLockKeywordFace">var</text:span><text:s/><text:span text:style-name="OrgSrcFontLockVariableNameFace">x</text:span><text:s/>=<text:s/><text:span text:style-name="OrgSrcHighlightNumbersNumber">7</text:span>;</text:p>
      <text:p text:style-name="OrgSrcBlock"><text:s/><text:s/><text:s/><text:s/><text:s/><text:s/>sub2<text:span text:style-name="OrgSrcRainbowDelimitersDepth3Face">(</text:span><text:span text:style-name="OrgSrcRainbowDelimitersDepth3Face">)</text:span>;</text:p>
      <text:p text:style-name="OrgSrcBlock"><text:s/><text:s/><text:s/><text:s/><text:span text:style-name="OrgSrcRainbowDelimitersDepth2Face">}</text:span></text:p>
      <text:p text:style-name="OrgSrcBlock"><text:s/><text:s/><text:s/><text:s/><text:span text:style-name="OrgSrcFontLockKeywordFace">function</text:span><text:s/><text:span text:style-name="OrgSrcFontLockFunctionNameFace">sub2</text:span><text:span text:style-name="OrgSrcRainbowDelimitersDepth2Face">(</text:span><text:span text:style-name="OrgSrcRainbowDelimitersDepth2Face">)</text:span><text:s/><text:span text:style-name="OrgSrcRainbowDelimitersDepth2Face">{</text:span><text:s/><text:span text:style-name="OrgSrcFontLockKeywordFace">var</text:span><text:s/><text:span text:style-name="OrgSrcFontLockVariableNameFace">y</text:span><text:s/>=<text:s/>x;</text:p>
      <text:p text:style-name="OrgSrcBlock"><text:s/><text:s/><text:s/><text:s/><text:span text:style-name="OrgSrcRainbowDelimitersDepth2Face">}</text:span></text:p>
      <text:p text:style-name="OrgSrcBlock"><text:s/><text:s/><text:s/><text:s/><text:span text:style-name="OrgSrcFontLockKeywordFace">var</text:span><text:s/><text:span text:style-name="OrgSrcFontLockVariableNameFace">x</text:span><text:s/>=<text:s/><text:span text:style-name="OrgSrcHighlightNumbersNumber">3</text:span>;</text:p>
      <text:p text:style-name="OrgSrcBlock"><text:s/><text:s/><text:s/><text:s/>sub1<text:span text:style-name="OrgSrcRainbowDelimitersDepth2Face">(</text:span><text:span text:style-name="OrgSrcRainbowDelimitersDepth2Face">)</text:span>;</text:p>
      <text:p text:style-name="OrgSrcBlockLastLine"><text:span text:style-name="OrgSrcRainbowDelimitersDepth1Face">}</text:span></text:p>
      <text:p text:style-name="Text_20_body">Consider tracing this code based on dynamic scope rules. What would be the
reference point for <text:span text:style-name="OrgCode">x</text:span>?
</text:p>
      <text:p text:style-name="Text_20_body">When it comes to lifetime, it becomes a bit confusing. Even though it seems that
these two are related to each other but they are totally different concepts.
</text:p>
      <text:h text:style-name="Heading_20_2" text:outline-level="2" text:is-list-header="false">
<text:bookmark-start text:name="OrgXref.orgc312d05"/>
<text:bookmark text:name="orgc312d05"/>Referencing Enviroments
<text:bookmark-end text:name="OrgXref.orgc312d05"/></text:h>
      <text:p text:style-name="Text_20_body">The referencing environment of a statement is the collection of all variables
that are visible in the statement. The referencing environment of a statement in
a static- scoped language is the variables declared in its local scope plus the
collection of all variables of its ancestor scopes that are visible.
</text:p>
      <text:p text:style-name="OrgSrcBlock"><text:span text:style-name="OrgSrcFontLockVariableNameFace">g</text:span><text:s/>=<text:s/><text:span text:style-name="OrgSrcHighlightNumbersNumber">3</text:span>;<text:s/><text:span text:style-name="OrgSrcFontLockCommentDelimiterFace">#<text:s/></text:span><text:span text:style-name="OrgSrcFontLockCommentFace">A<text:s/>global</text:span></text:p>
      <text:p text:style-name="OrgSrcBlock"><text:span text:style-name="OrgSrcFontLockKeywordFace">def</text:span><text:s/><text:span text:style-name="OrgSrcFontLockFunctionNameFace">sub1</text:span><text:span text:style-name="OrgSrcRainbowDelimitersDepth1Face">(</text:span><text:span text:style-name="OrgSrcRainbowDelimitersDepth1Face">)</text:span>:</text:p>
      <text:p text:style-name="OrgSrcBlock"><text:span text:style-name="OrgSrcFontLockVariableNameFace">a</text:span><text:s/>=<text:s/><text:span text:style-name="OrgSrcHighlightNumbersNumber">5</text:span>;<text:s/><text:span text:style-name="OrgSrcFontLockCommentDelimiterFace">#<text:s/></text:span><text:span text:style-name="OrgSrcFontLockCommentFace">Creates<text:s/>a<text:s/>local</text:span></text:p>
      <text:p text:style-name="OrgSrcBlock"><text:span text:style-name="OrgSrcFontLockVariableNameFace">b</text:span><text:s/>=<text:s/><text:span text:style-name="OrgSrcHighlightNumbersNumber">7</text:span>;<text:s/><text:span text:style-name="OrgSrcFontLockCommentDelimiterFace">#<text:s/></text:span><text:span text:style-name="OrgSrcFontLockCommentFace">Creates<text:s/>another<text:s/>local</text:span></text:p>
      <text:p text:style-name="OrgSrcBlock">.<text:s/>.<text:s/>.<text:s/>&lt;------------------------------<text:s/><text:span text:style-name="OrgSrcHighlightNumbersNumber">1</text:span></text:p>
      <text:p text:style-name="OrgSrcBlock"><text:span text:style-name="OrgSrcFontLockKeywordFace">def</text:span><text:s/><text:span text:style-name="OrgSrcFontLockFunctionNameFace">sub2</text:span><text:span text:style-name="OrgSrcRainbowDelimitersDepth1Face">(</text:span><text:span text:style-name="OrgSrcRainbowDelimitersDepth1Face">)</text:span>:</text:p>
      <text:p text:style-name="OrgSrcBlock"><text:span text:style-name="OrgSrcFontLockKeywordFace">global</text:span><text:s/>g;<text:s/><text:span text:style-name="OrgSrcFontLockCommentDelimiterFace">#<text:s/></text:span><text:span text:style-name="OrgSrcFontLockCommentFace">Global<text:s/>g<text:s/>is<text:s/>now<text:s/>assignable<text:s/>here</text:span></text:p>
      <text:p text:style-name="OrgSrcBlock"><text:span text:style-name="OrgSrcFontLockVariableNameFace">c</text:span><text:s/>=<text:s/><text:span text:style-name="OrgSrcHighlightNumbersNumber">9</text:span>;<text:s/><text:span text:style-name="OrgSrcFontLockCommentDelimiterFace">#<text:s/></text:span><text:span text:style-name="OrgSrcFontLockCommentFace">Creates<text:s/>a<text:s/>new<text:s/>local</text:span></text:p>
      <text:p text:style-name="OrgSrcBlock">.<text:s/>.<text:s/>.<text:s/>&lt;------------------------------<text:s/><text:span text:style-name="OrgSrcHighlightNumbersNumber">2</text:span><text:s/><text:span text:style-name="OrgSrcFontLockKeywordFace">def</text:span><text:s/><text:span text:style-name="OrgSrcFontLockFunctionNameFace">sub3</text:span><text:span text:style-name="OrgSrcRainbowDelimitersDepth1Face">(</text:span><text:span text:style-name="OrgSrcRainbowDelimitersDepth1Face">)</text:span>:</text:p>
      <text:p text:style-name="OrgSrcBlock"><text:span text:style-name="OrgSrcFontLockKeywordFace">nonlocal</text:span><text:s/><text:span text:style-name="OrgSrcFontLockVariableNameFace">c</text:span>:<text:s/><text:span text:style-name="OrgSrcFontLockCommentDelimiterFace">#<text:s/></text:span><text:span text:style-name="OrgSrcFontLockCommentFace">Makes<text:s/>nonlocal<text:s/>c<text:s/>visible<text:s/>here<text:s/>g<text:s/>=<text:s/>11;<text:s/>#<text:s/>Creates<text:s/>a<text:s/>new<text:s/>local</text:span></text:p>
      <text:p text:style-name="OrgSrcBlockLastLine">.<text:s/>.<text:s/>.<text:s/>&lt;------------------------------<text:s/><text:span text:style-name="OrgSrcHighlightNumbersNumber">3</text:span></text:p>
      <text:p text:style-name="Text_20_body">The referencing environments of the indicated program points are as follow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pints</text:p>
              </table:table-cell>
              <table:table-cell table:style-name="OrgTblCellTB">
                <text:p text:style-name="OrgTableHeadingLeft">Variables</text:p>
              </table:table-cell>
              <table:table-cell table:style-name="OrgTblCellTB">
                <text:p text:style-name="OrgTableHeadingLeft">Where Declared</text:p>
              </table:table-cell>
            </table:table-row>
          </table:table-header-rows>
          <table:table-rows>
            <table:table-row>
              <table:table-cell table:style-name="OrgTblCellT">
                <text:p text:style-name="OrgTableContentsRight">1)</text:p>
              </table:table-cell>
              <table:table-cell table:style-name="OrgTblCellT">
                <text:p text:style-name="OrgTableContentsLeft">a b</text:p>
              </table:table-cell>
              <table:table-cell table:style-name="OrgTblCellT">
                <text:p text:style-name="OrgTableContentsLeft">sub 1</text:p>
              </table:table-cell>
            </table:table-row>
            <table:table-row>
              <table:table-cell table:style-name="OrgTblCellB">
                <text:p text:style-name="OrgTableContentsRight"/>
              </table:table-cell>
              <table:table-cell table:style-name="OrgTblCellB">
                <text:p text:style-name="OrgTableContentsLeft">g</text:p>
              </table:table-cell>
              <table:table-cell table:style-name="OrgTblCellB">
                <text:p text:style-name="OrgTableContentsLeft">g for referencing</text:p>
              </table:table-cell>
            </table:table-row>
          </table:table-rows>
          <table:table-rows>
            <table:table-row>
              <table:table-cell table:style-name="OrgTblCellT">
                <text:p text:style-name="OrgTableContentsRight">2)</text:p>
              </table:table-cell>
              <table:table-cell table:style-name="OrgTblCellT">
                <text:p text:style-name="OrgTableContentsLeft">c</text:p>
              </table:table-cell>
              <table:table-cell table:style-name="OrgTblCellT">
                <text:p text:style-name="OrgTableContentsLeft">sub2</text:p>
              </table:table-cell>
            </table:table-row>
            <table:table-row>
              <table:table-cell table:style-name="OrgTblCellB">
                <text:p text:style-name="OrgTableContentsRight"/>
              </table:table-cell>
              <table:table-cell table:style-name="OrgTblCellB">
                <text:p text:style-name="OrgTableContentsLeft">g</text:p>
              </table:table-cell>
              <table:table-cell table:style-name="OrgTblCellB">
                <text:p text:style-name="OrgTableContentsLeft"/>
              </table:table-cell>
            </table:table-row>
          </table:table-rows>
          <table:table-rows>
            <table:table-row>
              <table:table-cell table:style-name="OrgTblCellT">
                <text:p text:style-name="OrgTableContentsRight">3)</text:p>
              </table:table-cell>
              <table:table-cell table:style-name="OrgTblCellT">
                <text:p text:style-name="OrgTableContentsLeft">c</text:p>
              </table:table-cell>
              <table:table-cell table:style-name="OrgTblCellT">
                <text:p text:style-name="OrgTableContentsLeft">nonlocal sub2</text:p>
              </table:table-cell>
            </table:table-row>
            <table:table-row>
              <table:table-cell table:style-name="OrgTblCellB">
                <text:p text:style-name="OrgTableContentsRight"/>
              </table:table-cell>
              <table:table-cell table:style-name="OrgTblCellB">
                <text:p text:style-name="OrgTableContentsLeft">g</text:p>
              </table:table-cell>
              <table:table-cell table:style-name="OrgTblCellB">
                <text:p text:style-name="OrgTableContentsLeft">sub 3 (local)</text:p>
              </table:table-cell>
            </table:table-row>
          </table:table-rows>
        </table:table>
      </text:section>
      <text:p text:style-name="Text_20_body">Let's have a look at another example:
</text:p>
      <text:p text:style-name="OrgSrcBlock"><text:span text:style-name="OrgSrcFontLockKeywordFace">void</text:span><text:s/><text:span text:style-name="OrgSrcFontLockVariableNameFace">sub1</text:span><text:span text:style-name="OrgSrcRainbowDelimitersDepth1Face">(</text:span><text:span text:style-name="OrgSrcRainbowDelimitersDepth1Face">)</text:span><text:s/><text:span text:style-name="OrgSrcRainbowDelimitersDepth1Face">{</text:span></text:p>
      <text:p text:style-name="OrgSrcBlock"><text:s/><text:s/><text:span text:style-name="OrgSrcFontLockTypeFace">int</text:span><text:s/><text:span text:style-name="OrgSrcFontLockVariableNameFace">a</text:span>,<text:s/><text:span text:style-name="OrgSrcFontLockVariableNameFace">b</text:span>;</text:p>
      <text:p text:style-name="OrgSrcBlock"><text:s/><text:s/>.<text:s/>.<text:s/>.<text:s/>&lt;------------<text:s/><text:span text:style-name="OrgSrcHighlightNumbersNumber">1</text:span></text:p>
      <text:p text:style-name="OrgSrcBlock"><text:s/><text:span text:style-name="OrgSrcRainbowDelimitersDepth1Face">}</text:span><text:s/><text:span text:style-name="OrgSrcFontLockCommentDelimiterFace">/*<text:s/></text:span><text:span text:style-name="OrgSrcFontLockCommentFace">end<text:s/>of<text:s/>sub1</text:span><text:span text:style-name="OrgSrcFontLockCommentDelimiterFace"><text:s/>*/</text:span></text:p>
      <text:p text:style-name="OrgSrcBlock"><text:span text:style-name="OrgSrcFontLockKeywordFace">void</text:span><text:s/><text:span text:style-name="OrgSrcFontLockVariableNameFace">sub2</text:span><text:span text:style-name="OrgSrcRainbowDelimitersDepth1Face">(</text:span><text:span text:style-name="OrgSrcRainbowDelimitersDepth1Face">)</text:span><text:s/><text:span text:style-name="OrgSrcRainbowDelimitersDepth1Face">{</text:span></text:p>
      <text:p text:style-name="OrgSrcBlock"><text:s/><text:s/><text:span text:style-name="OrgSrcFontLockTypeFace">int</text:span><text:s/><text:span text:style-name="OrgSrcFontLockVariableNameFace">b</text:span>,<text:s/><text:span text:style-name="OrgSrcFontLockVariableNameFace">c</text:span>;</text:p>
      <text:p text:style-name="OrgSrcBlock"><text:s/>.<text:s/>.<text:s/>.<text:s/>.<text:s/>&lt;------------<text:s/><text:span text:style-name="OrgSrcHighlightNumbersNumber">2</text:span><text:s/>sub1<text:span text:style-name="OrgSrcRainbowDelimitersDepth2Face">(</text:span><text:span text:style-name="OrgSrcRainbowDelimitersDepth2Face">)</text:span>;</text:p>
      <text:p text:style-name="OrgSrcBlock"><text:s/><text:span text:style-name="OrgSrcRainbowDelimitersDepth1Face">}</text:span><text:s/><text:span text:style-name="OrgSrcFontLockCommentDelimiterFace">/*<text:s/></text:span><text:span text:style-name="OrgSrcFontLockCommentFace">end<text:s/>of<text:s/>sub2</text:span><text:span text:style-name="OrgSrcFontLockCommentDelimiterFace"><text:s/>*/</text:span></text:p>
      <text:p text:style-name="OrgSrcBlock"><text:span text:style-name="OrgSrcFontLockKeywordFace">void</text:span><text:s/><text:span text:style-name="OrgSrcFontLockVariableNameFace">main</text:span><text:span text:style-name="OrgSrcRainbowDelimitersDepth1Face">(</text:span><text:span text:style-name="OrgSrcRainbowDelimitersDepth1Face">)</text:span><text:s/><text:span text:style-name="OrgSrcRainbowDelimitersDepth1Face">{</text:span></text:p>
      <text:p text:style-name="OrgSrcBlock"><text:s/><text:span text:style-name="OrgSrcFontLockTypeFace">int</text:span><text:s/><text:span text:style-name="OrgSrcFontLockVariableNameFace">c</text:span>,<text:s/><text:span text:style-name="OrgSrcFontLockVariableNameFace">d</text:span>;</text:p>
      <text:p text:style-name="OrgSrcBlock"><text:s/>.<text:s/>.<text:s/>.<text:s/>&lt;------------<text:s/><text:span text:style-name="OrgSrcHighlightNumbersNumber">3</text:span></text:p>
      <text:p text:style-name="OrgSrcBlock"><text:s/>sub2<text:span text:style-name="OrgSrcRainbowDelimitersDepth2Face">(</text:span><text:span text:style-name="OrgSrcRainbowDelimitersDepth2Face">)</text:span>;</text:p>
      <text:p text:style-name="OrgSrcBlockLastLine"><text:s/><text:s/><text:span text:style-name="OrgSrcRainbowDelimitersDepth1Face">}</text:span><text:s/><text:s/><text:span text:style-name="OrgSrcFontLockCommentDelimiterFace">/*<text:s/></text:span><text:span text:style-name="OrgSrcFontLockCommentFace">end<text:s/>of<text:s/>main</text:span><text:span text:style-name="OrgSrcFontLockCommentDelimiterFace"><text:s/>*/</text:span></text:p>
      <text:p text:style-name="Text_20_body">Consider the following example program. Assume that the only function calls are
the following: <text:span text:style-name="OrgCode">main</text:span> calls <text:span text:style-name="OrgCode">sub2</text:span>, which calls <text:span text:style-name="OrgCode">sub1</text:span>.
</text:p>
      <text:p text:style-name="Text_20_body">The referencing environments of the indicated program points are as follows:
</text:p>
      <text:section text:style-name="OrgIndentedSection-Level-0"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pints</text:p>
              </table:table-cell>
              <table:table-cell table:style-name="OrgTblCellTB">
                <text:p text:style-name="OrgTableHeadingLeft">Variables</text:p>
              </table:table-cell>
              <table:table-cell table:style-name="OrgTblCellTB">
                <text:p text:style-name="OrgTableHeadingLeft">Where Declared</text:p>
              </table:table-cell>
            </table:table-row>
          </table:table-header-rows>
          <table:table-rows>
            <table:table-row>
              <table:table-cell table:style-name="OrgTblCellT">
                <text:p text:style-name="OrgTableContentsRight">1)</text:p>
              </table:table-cell>
              <table:table-cell table:style-name="OrgTblCellT">
                <text:p text:style-name="OrgTableContentsLeft">a b</text:p>
              </table:table-cell>
              <table:table-cell table:style-name="OrgTblCellT">
                <text:p text:style-name="OrgTableContentsLeft">sub1</text:p>
              </table:table-cell>
            </table:table-row>
            <table:table-row>
              <table:table-cell table:style-name="OrgTblCell">
                <text:p text:style-name="OrgTableContentsRight"/>
              </table:table-cell>
              <table:table-cell table:style-name="OrgTblCell">
                <text:p text:style-name="OrgTableContentsLeft">c</text:p>
              </table:table-cell>
              <table:table-cell table:style-name="OrgTblCell">
                <text:p text:style-name="OrgTableContentsLeft">sub2</text:p>
              </table:table-cell>
            </table:table-row>
            <table:table-row>
              <table:table-cell table:style-name="OrgTblCell">
                <text:p text:style-name="OrgTableContentsRight"/>
              </table:table-cell>
              <table:table-cell table:style-name="OrgTblCell">
                <text:p text:style-name="OrgTableContentsLeft">d</text:p>
              </table:table-cell>
              <table:table-cell table:style-name="OrgTblCell">
                <text:p text:style-name="OrgTableContentsLeft">main</text:p>
              </table:table-cell>
            </table:table-row>
            <table:table-row>
              <table:table-cell table:style-name="OrgTblCell">
                <text:p text:style-name="OrgTableContentsRight"/>
              </table:table-cell>
              <table:table-cell table:style-name="OrgTblCell">
                <text:p text:style-name="OrgTableContentsLeft">b c of sub2</text:p>
              </table:table-cell>
              <table:table-cell table:style-name="OrgTblCell">
                <text:p text:style-name="OrgTableContentsLeft">hidden</text:p>
              </table:table-cell>
            </table:table-row>
            <table:table-row>
              <table:table-cell table:style-name="OrgTblCellB">
                <text:p text:style-name="OrgTableContentsRight"/>
              </table:table-cell>
              <table:table-cell table:style-name="OrgTblCellB">
                <text:p text:style-name="OrgTableContentsLeft">b of main</text:p>
              </table:table-cell>
              <table:table-cell table:style-name="OrgTblCellB">
                <text:p text:style-name="OrgTableContentsLeft">hidden</text:p>
              </table:table-cell>
            </table:table-row>
          </table:table-rows>
          <table:table-rows>
            <table:table-row>
              <table:table-cell table:style-name="OrgTblCellT">
                <text:p text:style-name="OrgTableContentsRight">2)</text:p>
              </table:table-cell>
              <table:table-cell table:style-name="OrgTblCellT">
                <text:p text:style-name="OrgTableContentsLeft">b c</text:p>
              </table:table-cell>
              <table:table-cell table:style-name="OrgTblCellT">
                <text:p text:style-name="OrgTableContentsLeft">sub2</text:p>
              </table:table-cell>
            </table:table-row>
            <table:table-row>
              <table:table-cell table:style-name="OrgTblCell">
                <text:p text:style-name="OrgTableContentsRight"/>
              </table:table-cell>
              <table:table-cell table:style-name="OrgTblCell">
                <text:p text:style-name="OrgTableContentsLeft">d</text:p>
              </table:table-cell>
              <table:table-cell table:style-name="OrgTblCell">
                <text:p text:style-name="OrgTableContentsLeft">main</text:p>
              </table:table-cell>
            </table:table-row>
            <table:table-row>
              <table:table-cell table:style-name="OrgTblCellB">
                <text:p text:style-name="OrgTableContentsRight"/>
              </table:table-cell>
              <table:table-cell table:style-name="OrgTblCellB">
                <text:p text:style-name="OrgTableContentsLeft">c of main</text:p>
              </table:table-cell>
              <table:table-cell table:style-name="OrgTblCellB">
                <text:p text:style-name="OrgTableContentsLeft">hidden</text:p>
              </table:table-cell>
            </table:table-row>
          </table:table-rows>
          <table:table-rows>
            <table:table-row>
              <table:table-cell table:style-name="OrgTblCellT">
                <text:p text:style-name="OrgTableContentsRight">3)</text:p>
              </table:table-cell>
              <table:table-cell table:style-name="OrgTblCellT">
                <text:p text:style-name="OrgTableContentsLeft">c d</text:p>
              </table:table-cell>
              <table:table-cell table:style-name="OrgTblCellT">
                <text:p text:style-name="OrgTableContentsLeft">main</text:p>
              </table:table-cell>
            </table:table-row>
            <table:table-row>
              <table:table-cell table:style-name="OrgTblCellB">
                <text:p text:style-name="OrgTableContentsRight"/>
              </table:table-cell>
              <table:table-cell table:style-name="OrgTblCellB">
                <text:p text:style-name="OrgTableContentsLeft"/>
              </table:table-cell>
              <table:table-cell table:style-name="OrgTblCellB">
                <text:p text:style-name="OrgTableContentsLeft"/>
              </table:table-cell>
            </table:table-row>
          </table:table-rows>
        </table:table>
      </text:section>
      <text:h text:style-name="Heading_20_1" text:outline-level="1" text:is-list-header="false">
<text:bookmark-start text:name="OrgXref.orgdd0d6ac"/>
<text:bookmark text:name="orgdd0d6ac"/>Questions:
<text:bookmark-end text:name="OrgXref.orgdd0d6ac"/></text:h>
      <text:list text:style-name="OrgNumberedList" text:continue-numbering="false">
        <text:list-item>
          <text:p text:style-name="Text_20_body">Consider the following JavaScript skeletal program:
</text:p>
        </text:list-item>
      </text:list>
      <text:p text:style-name="OrgSrcBlock"><text:s/><text:span text:style-name="OrgSrcFontLockCommentDelimiterFace">//<text:s/></text:span><text:span text:style-name="OrgSrcFontLockCommentFace">The<text:s/>main<text:s/>program</text:span></text:p>
      <text:p text:style-name="OrgSrcBlock"><text:s/><text:span text:style-name="OrgSrcFontLockKeywordFace">var</text:span><text:s/><text:span text:style-name="OrgSrcFontLockVariableNameFace">x</text:span>;</text:p>
      <text:p text:style-name="OrgSrcBlock"><text:s/><text:span text:style-name="OrgSrcFontLockKeywordFace">function</text:span><text:s/><text:span text:style-name="OrgSrcFontLockFunctionNameFace">sub1</text:span><text:span text:style-name="OrgSrcRainbowDelimitersDepth1Face">(</text:span><text:span text:style-name="OrgSrcRainbowDelimitersDepth1Face">)</text:span><text:span text:style-name="OrgSrcRainbowDelimitersDepth1Face">{</text:span></text:p>
      <text:p text:style-name="OrgSrcBlock"><text:s/><text:s/><text:s/><text:s/><text:s/><text:span text:style-name="OrgSrcFontLockKeywordFace">var</text:span><text:s/><text:span text:style-name="OrgSrcFontLockVariableNameFace">x</text:span>:</text:p>
      <text:p text:style-name="OrgSrcBlock"><text:s/><text:s/><text:s/><text:s/><text:s/><text:span text:style-name="OrgSrcFontLockKeywordFace">function</text:span><text:s/><text:span text:style-name="OrgSrcFontLockFunctionNameFace">sub2</text:span><text:span text:style-name="OrgSrcRainbowDelimitersDepth2Face">(</text:span><text:span text:style-name="OrgSrcRainbowDelimitersDepth2Face">)</text:span><text:span text:style-name="OrgSrcRainbowDelimitersDepth2Face">{</text:span></text:p>
      <text:p text:style-name="OrgSrcBlock"><text:s/><text:s/><text:s/><text:s/><text:s/><text:s/><text:s/><text:s/><text:s/>.<text:s/>.<text:s/>.</text:p>
      <text:p text:style-name="OrgSrcBlock"><text:s/><text:s/><text:s/><text:s/><text:s/><text:span text:style-name="OrgSrcRainbowDelimitersDepth2Face">}</text:span></text:p>
      <text:p text:style-name="OrgSrcBlock"><text:s/><text:span text:style-name="OrgSrcRainbowDelimitersDepth1Face">}</text:span><text:s/></text:p>
      <text:p text:style-name="OrgSrcBlock"><text:s/><text:span text:style-name="OrgSrcFontLockKeywordFace">function</text:span><text:s/><text:span text:style-name="OrgSrcFontLockFunctionNameFace">sub3</text:span><text:span text:style-name="OrgSrcRainbowDelimitersDepth1Face">(</text:span><text:span text:style-name="OrgSrcRainbowDelimitersDepth1Face">)</text:span><text:span text:style-name="OrgSrcRainbowDelimitersDepth1Face">{</text:span></text:p>
      <text:p text:style-name="OrgSrcBlock"><text:s/>.<text:s/>.<text:s/>.</text:p>
      <text:p text:style-name="OrgSrcBlockLastLine"><text:span text:style-name="OrgSrcRainbowDelimitersDepth1Face">}</text:span></text:p>
      <text:p text:style-name="Text_20_body">Assume that the execution of this program is in the following unit order:
</text:p>
      <text:list text:style-name="OrgBulletedList" text:continue-numbering="false">
        <text:list-item>
          <text:p text:style-name="Text_20_body"><text:span text:style-name="OrgCode">main</text:span> calls <text:span text:style-name="OrgCode">sub1</text:span>
</text:p>
        </text:list-item>
        <text:list-item>
          <text:p text:style-name="Text_20_body"><text:span text:style-name="OrgCode">sub1</text:span> calls <text:span text:style-name="OrgCode">sub2</text:span>
</text:p>
        </text:list-item>
        <text:list-item>
          <text:p text:style-name="Text_20_body"><text:span text:style-name="OrgCode">sub2</text:span> calls <text:span text:style-name="OrgCode">sub3</text:span>
</text:p>
        </text:list-item>
      </text:list>
      <text:p text:style-name="Text_20_body">Assuming static scoping, in the following, which declaration of <text:span text:style-name="OrgCode">x</text:span> is the
correct one for a reference to <text:span text:style-name="OrgCode">x</text:span>?
</text:p>
      <text:p text:style-name="Text_20_body">i. <text:span text:style-name="OrgCode">sub1</text:span>, Why? (sub1)
ii. <text:span text:style-name="OrgCode">sub2</text:span>, Why? (sub1)
iii. <text:span text:style-name="OrgCode">sub3</text:span>, Why? (main)
</text:p>
      <text:p text:style-name="Text_20_body">Repeat part a, but assume dynamic scoping:
</text:p>
      <text:p text:style-name="Text_20_body">i. <text:span text:style-name="OrgCode">sub1</text:span>, Why? (sub1)
ii. <text:span text:style-name="OrgCode">sub2</text:span>, Why? (sub1) 
iii. <text:span text:style-name="OrgCode">sub3</text:span>, Why? (sub1)
</text:p>
      <text:list text:style-name="OrgNumberedList" text:continue-numbering="false">
        <text:list-item>
          <text:p text:style-name="Text_20_body">Let's write a peace of code in <text:span text:style-name="OrgCode">JavaScript</text:span>:
</text:p>
        </text:list-item>
      </text:list>
      <text:p text:style-name="OrgSrcBlock"><text:span text:style-name="OrgSrcFontLockKeywordFace">var</text:span><text:s/><text:span text:style-name="OrgSrcFontLockVariableNameFace">x</text:span>;</text:p>
      <text:p text:style-name="OrgSrcBlock"><text:span text:style-name="OrgSrcFontLockKeywordFace">function</text:span><text:s/><text:span text:style-name="OrgSrcFontLockFunctionNameFace">sub1</text:span><text:span text:style-name="OrgSrcRainbowDelimitersDepth1Face">(</text:span><text:span text:style-name="OrgSrcRainbowDelimitersDepth1Face">)</text:span><text:s/><text:span text:style-name="OrgSrcRainbowDelimitersDepth1Face">{</text:span></text:p>
      <text:p text:style-name="OrgSrcBlock"><text:s/>document.write<text:span text:style-name="OrgSrcRainbowDelimitersDepth2Face">(</text:span><text:span text:style-name="OrgSrcFontLockStringFace">"x<text:s/>=<text:s/>"</text:span><text:s/>+<text:s/>x<text:s/>+<text:s/><text:span text:style-name="OrgSrcFontLockStringFace">""</text:span><text:span text:style-name="OrgSrcRainbowDelimitersDepth2Face">)</text:span>;</text:p>
      <text:p text:style-name="OrgSrcBlock"><text:span text:style-name="OrgSrcRainbowDelimitersDepth1Face">}</text:span></text:p>
      <text:p text:style-name="OrgSrcBlock"><text:span text:style-name="OrgSrcFontLockKeywordFace">function</text:span><text:s/><text:span text:style-name="OrgSrcFontLockFunctionNameFace">sub2</text:span><text:span text:style-name="OrgSrcRainbowDelimitersDepth1Face">(</text:span><text:span text:style-name="OrgSrcRainbowDelimitersDepth1Face">)</text:span><text:s/><text:span text:style-name="OrgSrcRainbowDelimitersDepth1Face">{</text:span></text:p>
      <text:p text:style-name="OrgSrcBlock"><text:s/><text:span text:style-name="OrgSrcFontLockKeywordFace">var</text:span><text:s/><text:span text:style-name="OrgSrcFontLockVariableNameFace">x</text:span>;</text:p>
      <text:p text:style-name="OrgSrcBlock"/>
      <text:p text:style-name="OrgSrcBlock"><text:s/>x<text:s/>=<text:s/><text:span text:style-name="OrgSrcHighlightNumbersNumber">10</text:span>;</text:p>
      <text:p text:style-name="OrgSrcBlock"><text:s/>sub1<text:span text:style-name="OrgSrcRainbowDelimitersDepth2Face">(</text:span><text:span text:style-name="OrgSrcRainbowDelimitersDepth2Face">)</text:span>;</text:p>
      <text:p text:style-name="OrgSrcBlock"><text:span text:style-name="OrgSrcRainbowDelimitersDepth1Face">}</text:span></text:p>
      <text:p text:style-name="OrgSrcBlock">x<text:s/>=<text:s/><text:span text:style-name="OrgSrcHighlightNumbersNumber">5</text:span>;</text:p>
      <text:p text:style-name="OrgSrcBlockLastLine">sub2<text:span text:style-name="OrgSrcRainbowDelimitersDepth1Face">(</text:span><text:span text:style-name="OrgSrcRainbowDelimitersDepth1Face">)</text:span>;</text:p>
      <text:list text:style-name="OrgBulletedList" text:continue-numbering="false">
        <text:list-item>
          <text:p text:style-name="Text_20_body">What value of <text:span text:style-name="OrgCode">x</text:span> is displayed if we use static-scope rules? Why?
</text:p>
          <text:p text:style-name="Text_20_body">x = 5
</text:p>
        </text:list-item>
        <text:list-item>
          <text:p text:style-name="Text_20_body">What if we use dynamic-scope rules? Why?
</text:p>
          <text:p text:style-name="Text_20_body">x = 10
</text:p>
        </text:list-item>
        <text:list-item>
          <text:p text:style-name="Text_20_body">Let's write another piece of code in <text:span text:style-name="OrgCode">JavaScript</text:span>:
</text:p>
        </text:list-item>
      </text:list>
      <text:p text:style-name="OrgSrcBlock"><text:span text:style-name="OrgSrcFontLockKeywordFace">var</text:span><text:s/><text:span text:style-name="OrgSrcFontLockVariableNameFace">x</text:span>,<text:s/><text:span text:style-name="OrgSrcFontLockVariableNameFace">y</text:span>,<text:s/><text:span text:style-name="OrgSrcFontLockVariableNameFace">z</text:span>;</text:p>
      <text:p text:style-name="OrgSrcBlock"><text:span text:style-name="OrgSrcFontLockKeywordFace">function</text:span><text:s/><text:span text:style-name="OrgSrcFontLockFunctionNameFace">sub1</text:span><text:span text:style-name="OrgSrcRainbowDelimitersDepth1Face">(</text:span><text:span text:style-name="OrgSrcRainbowDelimitersDepth1Face">)</text:span><text:s/><text:span text:style-name="OrgSrcRainbowDelimitersDepth1Face">{</text:span></text:p>
      <text:p text:style-name="OrgSrcBlock"><text:span text:style-name="OrgSrcFontLockKeywordFace">var</text:span><text:s/><text:span text:style-name="OrgSrcFontLockVariableNameFace">a</text:span>,<text:s/><text:span text:style-name="OrgSrcFontLockVariableNameFace">y</text:span>,<text:s/><text:span text:style-name="OrgSrcFontLockVariableNameFace">z</text:span>;</text:p>
      <text:p text:style-name="OrgSrcBlock"><text:s/><text:s/><text:span text:style-name="OrgSrcFontLockKeywordFace">function</text:span><text:s/><text:span text:style-name="OrgSrcFontLockFunctionNameFace">sub2</text:span><text:span text:style-name="OrgSrcRainbowDelimitersDepth2Face">(</text:span><text:span text:style-name="OrgSrcRainbowDelimitersDepth2Face">)</text:span><text:s/><text:span text:style-name="OrgSrcRainbowDelimitersDepth2Face">{</text:span></text:p>
      <text:p text:style-name="OrgSrcBlock"><text:s/><text:s/><text:s/><text:span text:style-name="OrgSrcFontLockKeywordFace">var</text:span><text:s/><text:span text:style-name="OrgSrcFontLockVariableNameFace">a</text:span>,<text:s/><text:span text:style-name="OrgSrcFontLockVariableNameFace">b</text:span>,<text:s/><text:span text:style-name="OrgSrcFontLockVariableNameFace">z</text:span>;</text:p>
      <text:p text:style-name="OrgSrcBlock"><text:s/><text:s/><text:s/>.<text:s/>.<text:s/>.</text:p>
      <text:p text:style-name="OrgSrcBlock"><text:s/><text:s/><text:span text:style-name="OrgSrcRainbowDelimitersDepth2Face">}</text:span></text:p>
      <text:p text:style-name="OrgSrcBlock"><text:s/><text:s/>.<text:s/>.<text:s/>.</text:p>
      <text:p text:style-name="OrgSrcBlock"><text:span text:style-name="OrgSrcRainbowDelimitersDepth1Face">}</text:span></text:p>
      <text:p text:style-name="OrgSrcBlock"><text:span text:style-name="OrgSrcFontLockKeywordFace">function</text:span><text:s/><text:span text:style-name="OrgSrcFontLockFunctionNameFace">sub3</text:span><text:span text:style-name="OrgSrcRainbowDelimitersDepth1Face">(</text:span><text:span text:style-name="OrgSrcRainbowDelimitersDepth1Face">)</text:span><text:s/><text:span text:style-name="OrgSrcRainbowDelimitersDepth1Face">{</text:span></text:p>
      <text:p text:style-name="OrgSrcBlock"><text:s/><text:s/><text:span text:style-name="OrgSrcFontLockKeywordFace">var</text:span><text:s/><text:span text:style-name="OrgSrcFontLockVariableNameFace">a</text:span>,<text:s/><text:span text:style-name="OrgSrcFontLockVariableNameFace">x</text:span>,<text:s/><text:span text:style-name="OrgSrcFontLockVariableNameFace">w</text:span>;</text:p>
      <text:p text:style-name="OrgSrcBlock"><text:s/><text:s/>.<text:s/>.<text:s/>.</text:p>
      <text:p text:style-name="OrgSrcBlockLastLine"><text:span text:style-name="OrgSrcRainbowDelimitersDepth1Face">}</text:span></text:p>
      <text:p text:style-name="Text_20_body">List all the variables, along with the program units where they are declared,
that are visible in the bodies of <text:span text:style-name="OrgCode">sub1</text:span>, <text:span text:style-name="OrgCode">sub2</text:span>, and <text:span text:style-name="OrgCode">sub3</text:span>, assuming
static scoping is used. Justify your answer:
</text:p>
      <text:list text:style-name="OrgBulletedList" text:continue-numbering="false">
        <text:list-item>
          <text:p text:style-name="Text_20_body">In sub1:
a     sub1
y     sub1
z     sub1
x     main
</text:p>
        </text:list-item>
        <text:list-item>
          <text:p text:style-name="Text_20_body">In sub2:
a sub2
b     sub2
z     sub2
y     sub1
x     main
</text:p>
        </text:list-item>
        <text:list-item>
          <text:p text:style-name="Text_20_body">In sub3:
a sub3
x sub3
w sub3
y main
z main
</text:p>
        </text:list-item>
        <text:list-item>
          <text:p text:style-name="Text_20_body">Consider the following <text:span text:style-name="OrgCode">C</text:span> program:
</text:p>
        </text:list-item>
      </text:list>
      <text:p text:style-name="OrgSrcBlock"><text:span text:style-name="OrgSrcFontLockTypeFace">voi</text:span><text:span text:style-name="OrgSrcFontLockTypeFace">d</text:span><text:s/><text:span text:style-name="OrgSrcFontLockFunctionNameFace">fun</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pan text:style-name="OrgSrcFontLockTypeFace">in</text:span><text:span text:style-name="OrgSrcFontLockTypeFace">t</text:span><text:s/><text:span text:style-name="OrgSrcFontLockVariableNameFace">a</text:span>,<text:s/><text:span text:style-name="OrgSrcFontLockVariableNameFace">b</text:span>,<text:s/><text:span text:style-name="OrgSrcFontLockVariableNameFace">c</text:span>;<text:s/><text:span text:style-name="OrgSrcFontLockCommentDelimiterFace">/</text:span><text:span text:style-name="OrgSrcFontLockCommentDelimiterFace">*<text:s/></text:span><text:span text:style-name="OrgSrcFontLockCommentFace">definition<text:s/>1</text:span><text:span text:style-name="OrgSrcFontLockCommentDelimiterFace"><text:s/>*/</text:span></text:p>
      <text:p text:style-name="OrgSrcBlock">.<text:s/>.<text:s/>.</text:p>
      <text:p text:style-name="OrgSrcBlock"><text:span text:style-name="OrgSrcFontLockKeywordFace">while</text:span><text:s/><text:span text:style-name="OrgSrcRainbowDelimitersDepth2Face">(</text:span>.<text:s/>.<text:s/>.<text:span text:style-name="OrgSrcRainbowDelimitersDepth2Face">)</text:span><text:s/><text:span text:style-name="OrgSrcRainbowDelimitersDepth2Face">{</text:span></text:p>
      <text:p text:style-name="OrgSrcBlock"><text:span text:style-name="OrgSrcFontLockTypeFace">in</text:span><text:span text:style-name="OrgSrcFontLockTypeFace">t</text:span><text:s/><text:span text:style-name="OrgSrcFontLockVariableNameFace">b</text:span>,<text:s/><text:span text:style-name="OrgSrcFontLockVariableNameFace">c</text:span>,<text:s/><text:span text:style-name="OrgSrcFontLockVariableNameFace">d</text:span>;<text:s/><text:span text:style-name="OrgSrcFontLockCommentDelimiterFace">/</text:span><text:span text:style-name="OrgSrcFontLockCommentDelimiterFace">*</text:span><text:span text:style-name="OrgSrcFontLockCommentFace">definition<text:s/>2</text:span><text:span text:style-name="OrgSrcFontLockCommentDelimiterFace"><text:s/>*/</text:span></text:p>
      <text:p text:style-name="OrgSrcBlock">.<text:s/>.<text:s/>.<text:s/>&lt;-------------<text:s/><text:span text:style-name="OrgSrcHighlightNumbersNumber">1</text:span></text:p>
      <text:p text:style-name="OrgSrcBlock"><text:span text:style-name="OrgSrcFontLockKeywordFace">while</text:span><text:s/><text:span text:style-name="OrgSrcRainbowDelimitersDepth3Face">(</text:span>.<text:s/>.<text:s/>.<text:span text:style-name="OrgSrcRainbowDelimitersDepth3Face">)</text:span><text:s/><text:span text:style-name="OrgSrcRainbowDelimitersDepth3Face">{</text:span></text:p>
      <text:p text:style-name="OrgSrcBlock"><text:span text:style-name="OrgSrcFontLockTypeFace">in</text:span><text:span text:style-name="OrgSrcFontLockTypeFace">t</text:span><text:s/><text:span text:style-name="OrgSrcFontLockVariableNameFace">c</text:span>,<text:s/><text:span text:style-name="OrgSrcFontLockVariableNameFace">d</text:span>,<text:s/><text:span text:style-name="OrgSrcFontLockVariableNameFace">e</text:span>;<text:s/><text:span text:style-name="OrgSrcFontLockCommentDelimiterFace">/*<text:s/></text:span><text:span text:style-name="OrgSrcFontLockCommentFace">definition<text:s/>3</text:span><text:span text:style-name="OrgSrcFontLockCommentDelimiterFace"><text:s/>*/</text:span></text:p>
      <text:p text:style-name="OrgSrcBlock">.<text:s/>.<text:s/>.<text:s/>&lt;-------------<text:s/><text:span text:style-name="OrgSrcHighlightNumbersNumber">2</text:span></text:p>
      <text:p text:style-name="OrgSrcBlock"><text:span text:style-name="OrgSrcRainbowDelimitersDepth3Face">}</text:span></text:p>
      <text:p text:style-name="OrgSrcBlock">.<text:s/>.<text:s/>.<text:s/>&lt;--------------<text:s/><text:span text:style-name="OrgSrcHighlightNumbersNumber">3</text:span></text:p>
      <text:p text:style-name="OrgSrcBlock"><text:span text:style-name="OrgSrcRainbowDelimitersDepth2Face">}</text:span></text:p>
      <text:p text:style-name="OrgSrcBlock">.<text:s/>.<text:s/>.<text:s/>&lt;----------------<text:s/><text:span text:style-name="OrgSrcHighlightNumbersNumber">4</text:span></text:p>
      <text:p text:style-name="OrgSrcBlockLastLine"><text:span text:style-name="OrgSrcRainbowDelimitersDepth1Face">}</text:span></text:p>
      <text:p text:style-name="Text_20_body">For each of the four marked points in this function, list each visible variable,
along with the number of the definition statement that defines it. Justify your
answer?
</text:p>
      <text:list text:style-name="OrgBulletedList" text:continue-numbering="false">
        <text:list-item>
          <text:p text:style-name="Text_20_body">Point 1:
a 1
b 2
c 2
d 2
</text:p>
        </text:list-item>
        <text:list-item>
          <text:p text:style-name="Text_20_body">Point 2:
a 1
b 2
c 3
d 3
e 3
</text:p>
        </text:list-item>
        <text:list-item>
          <text:p text:style-name="Text_20_body">Point 3:
a 1
b 2
c 2
d 2
</text:p>
        </text:list-item>
      </text:list>
      <text:p text:style-name="Text_20_body">Point 4:
  a 1
  b 1
  c 1
</text:p>
      <text:list text:style-name="OrgNumberedList" text:continue-numbering="false">
        <text:list-item>
          <text:p text:style-name="Text_20_body">Consider the following skeletal <text:span text:style-name="OrgCode">C</text:span> program:
</text:p>
        </text:list-item>
      </text:list>
      <text:p text:style-name="OrgSrcBlock"><text:span text:style-name="OrgSrcFontLockTypeFace">voi</text:span><text:span text:style-name="OrgSrcFontLockTypeFace">d</text:span><text:s/><text:span text:style-name="OrgSrcFontLockFunctionNameFace">fun1</text:span><text:span text:style-name="OrgSrcRainbowDelimitersDepth1Face">(</text:span><text:span text:style-name="OrgSrcFontLockTypeFace">void</text:span><text:span text:style-name="OrgSrcRainbowDelimitersDepth1Face">)</text:span>;<text:s/><text:span text:style-name="OrgSrcFontLockCommentDelimiterFace">/</text:span><text:span text:style-name="OrgSrcFontLockCommentDelimiterFace">*<text:s/></text:span><text:span text:style-name="OrgSrcFontLockCommentFace">prototype</text:span><text:span text:style-name="OrgSrcFontLockCommentDelimiterFace"><text:s/>*/</text:span></text:p>
      <text:p text:style-name="OrgSrcBlock"><text:span text:style-name="OrgSrcFontLockTypeFace">v</text:span><text:span text:style-name="OrgSrcFontLockTypeFace">oi</text:span><text:span text:style-name="OrgSrcFontLockTypeFace">d</text:span><text:s/><text:span text:style-name="OrgSrcFontLockFunctionNameFace">fun2</text:span><text:span text:style-name="OrgSrcRainbowDelimitersDepth1Face">(</text:span><text:span text:style-name="OrgSrcFontLockTypeFace">void</text:span><text:span text:style-name="OrgSrcRainbowDelimitersDepth1Face">)</text:span>;<text:s/><text:span text:style-name="OrgSrcFontLockCommentDelimiterFace">/</text:span><text:span text:style-name="OrgSrcFontLockCommentDelimiterFace">*<text:s/></text:span><text:span text:style-name="OrgSrcFontLockCommentFace">prototype</text:span><text:span text:style-name="OrgSrcFontLockCommentDelimiterFace"><text:s/>*/</text:span></text:p>
      <text:p text:style-name="OrgSrcBlock"><text:span text:style-name="OrgSrcFontLockTypeFace">v</text:span><text:span text:style-name="OrgSrcFontLockTypeFace">oi</text:span><text:span text:style-name="OrgSrcFontLockTypeFace">d</text:span><text:s/><text:span text:style-name="OrgSrcFontLockFunctionNameFace">fun3</text:span><text:span text:style-name="OrgSrcRainbowDelimitersDepth1Face">(</text:span><text:span text:style-name="OrgSrcFontLockTypeFace">void</text:span><text:span text:style-name="OrgSrcRainbowDelimitersDepth1Face">)</text:span>;<text:s/><text:span text:style-name="OrgSrcFontLockCommentDelimiterFace">/</text:span><text:span text:style-name="OrgSrcFontLockCommentDelimiterFace">*<text:s/></text:span><text:span text:style-name="OrgSrcFontLockCommentFace">prototype</text:span><text:span text:style-name="OrgSrcFontLockCommentDelimiterFace"><text:s/>*/</text:span></text:p>
      <text:p text:style-name="OrgSrcBlock"><text:span text:style-name="OrgSrcFontLockTypeFace">v</text:span><text:span text:style-name="OrgSrcFontLockTypeFace">oi</text:span><text:span text:style-name="OrgSrcFontLockTypeFace">d</text:span><text:s/><text:span text:style-name="OrgSrcFontLockFunctionNameFace">main</text:span><text:span text:style-name="OrgSrcRainbowDelimitersDepth1Face">(</text:span><text:span text:style-name="OrgSrcRainbowDelimitersDepth1Face">)</text:span><text:s/><text:span text:style-name="OrgSrcRainbowDelimitersDepth1Face">{</text:span></text:p>
      <text:p text:style-name="OrgSrcBlock"><text:span text:style-name="OrgSrcFontLockTypeFace">in</text:span><text:span text:style-name="OrgSrcFontLockTypeFace">t</text:span><text:s/><text:span text:style-name="OrgSrcFontLockVariableNameFace">a</text:span>,<text:s/><text:span text:style-name="OrgSrcFontLockVariableNameFace">b</text:span>,<text:s/><text:span text:style-name="OrgSrcFontLockVariableNameFace">c</text:span>;</text:p>
      <text:p text:style-name="OrgSrcBlock">.<text:s/>.<text:s/>.</text:p>
      <text:p text:style-name="OrgSrcBlock"><text:span text:style-name="OrgSrcRainbowDelimitersDepth1Face">}</text:span></text:p>
      <text:p text:style-name="OrgSrcBlock"><text:span text:style-name="OrgSrcFontLockTypeFace">voi</text:span><text:span text:style-name="OrgSrcFontLockTypeFace">d</text:span><text:s/><text:span text:style-name="OrgSrcFontLockFunctionNameFace">fun1</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pan text:style-name="OrgSrcFontLockTypeFace">in</text:span><text:span text:style-name="OrgSrcFontLockTypeFace">t</text:span><text:s/><text:span text:style-name="OrgSrcFontLockVariableNameFace">b</text:span>,<text:s/><text:span text:style-name="OrgSrcFontLockVariableNameFace">c</text:span>,<text:s/><text:span text:style-name="OrgSrcFontLockVariableNameFace">d</text:span>;</text:p>
      <text:p text:style-name="OrgSrcBlock">.<text:s/>.<text:s/>.</text:p>
      <text:p text:style-name="OrgSrcBlock"><text:span text:style-name="OrgSrcRainbowDelimitersDepth1Face">}</text:span></text:p>
      <text:p text:style-name="OrgSrcBlock"><text:span text:style-name="OrgSrcFontLockTypeFace">voi</text:span><text:span text:style-name="OrgSrcFontLockTypeFace">d</text:span><text:s/><text:span text:style-name="OrgSrcFontLockFunctionNameFace">fun2</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pan text:style-name="OrgSrcFontLockTypeFace">in</text:span><text:span text:style-name="OrgSrcFontLockTypeFace">t</text:span><text:s/><text:span text:style-name="OrgSrcFontLockVariableNameFace">c</text:span>,<text:s/><text:span text:style-name="OrgSrcFontLockVariableNameFace">d</text:span>,<text:s/><text:span text:style-name="OrgSrcFontLockVariableNameFace">e</text:span>;</text:p>
      <text:p text:style-name="OrgSrcBlock">.<text:s/>.<text:s/>.</text:p>
      <text:p text:style-name="OrgSrcBlock"><text:span text:style-name="OrgSrcRainbowDelimitersDepth1Face">}</text:span></text:p>
      <text:p text:style-name="OrgSrcBlock"><text:span text:style-name="OrgSrcFontLockTypeFace">voi</text:span><text:span text:style-name="OrgSrcFontLockTypeFace">d</text:span><text:s/><text:span text:style-name="OrgSrcFontLockFunctionNameFace">fun3</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pan text:style-name="OrgSrcFontLockTypeFace">in</text:span><text:span text:style-name="OrgSrcFontLockTypeFace">t</text:span><text:s/><text:span text:style-name="OrgSrcFontLockVariableNameFace">d</text:span>,<text:s/><text:span text:style-name="OrgSrcFontLockVariableNameFace">e</text:span>,<text:s/><text:span text:style-name="OrgSrcFontLockVariableNameFace">f</text:span>;</text:p>
      <text:p text:style-name="OrgSrcBlock">.<text:s/>.<text:s/>.</text:p>
      <text:p text:style-name="OrgSrcBlockLastLine"><text:span text:style-name="OrgSrcRainbowDelimitersDepth1Face">}</text:span></text:p>
      <text:p text:style-name="Text_20_body">Given the following calling sequences and assuming that dynamic scoping is used,
what variables are visible during execution of the last function called? Include
with each visible variable the name of the function in which it was defined.
Justify your answer?
</text:p>
      <text:p text:style-name="Text_20_body">a. <text:span text:style-name="OrgCode">main</text:span> calls <text:span text:style-name="OrgCode">fun1</text:span>; <text:span text:style-name="OrgCode">fun1</text:span> calls <text:span text:style-name="OrgCode">fun2</text:span>; <text:span text:style-name="OrgCode">fun2</text:span> calls <text:span text:style-name="OrgCode">fun3</text:span>.
b. <text:span text:style-name="OrgCode">main</text:span> calls <text:span text:style-name="OrgCode">fun1</text:span>; <text:span text:style-name="OrgCode">fun1</text:span> calls <text:span text:style-name="OrgCode">fun3</text:span>.
c. <text:span text:style-name="OrgCode">main</text:span> calls <text:span text:style-name="OrgCode">fun2</text:span>; <text:span text:style-name="OrgCode">fun2</text:span> calls <text:span text:style-name="OrgCode">fun3</text:span>; <text:span text:style-name="OrgCode">fun3</text:span> calls <text:span text:style-name="OrgCode">fun1</text:span>.
d. <text:span text:style-name="OrgCode">main</text:span> calls <text:span text:style-name="OrgCode">fun3</text:span>; <text:span text:style-name="OrgCode">fun3</text:span> calls <text:span text:style-name="OrgCode">fun1</text:span>.
e. <text:span text:style-name="OrgCode">main</text:span> calls <text:span text:style-name="OrgCode">fun1</text:span>; <text:span text:style-name="OrgCode">fun1</text:span> calls <text:span text:style-name="OrgCode">fun3</text:span>; <text:span text:style-name="OrgCode">fun3</text:span> calls <text:span text:style-name="OrgCode">fun2</text:span>.
f. <text:span text:style-name="OrgCode">main</text:span> calls <text:span text:style-name="OrgCode">fun3</text:span>; <text:span text:style-name="OrgCode">fun3</text:span> calls <text:span text:style-name="OrgCode">fun2</text:span>; <text:span text:style-name="OrgCode">fun2</text:span> calls <text:span text:style-name="OrgCode">fun1</text:span>.
</text:p>
      <text:section text:style-name="OrgIndentedSection-Level-0" text:name="Section3">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Question</text:p>
              </table:table-cell>
              <table:table-cell table:style-name="OrgTblCellTB">
                <text:p text:style-name="OrgTableHeadingLeft">Variables</text:p>
              </table:table-cell>
              <table:table-cell table:style-name="OrgTblCellTB">
                <text:p text:style-name="OrgTableHeadingLeft">Where Declared</text:p>
              </table:table-cell>
            </table:table-row>
          </table:table-header-rows>
          <table:table-rows>
            <table:table-row>
              <table:table-cell table:style-name="OrgTblCellT">
                <text:p text:style-name="OrgTableContentsLeft">a)</text:p>
              </table:table-cell>
              <table:table-cell table:style-name="OrgTblCellT">
                <text:p text:style-name="OrgTableContentsLeft">d e f</text:p>
              </table:table-cell>
              <table:table-cell table:style-name="OrgTblCellT">
                <text:p text:style-name="OrgTableContentsLeft">fun3</text:p>
              </table:table-cell>
            </table:table-row>
            <table:table-row>
              <table:table-cell table:style-name="OrgTblCell">
                <text:p text:style-name="OrgTableContentsLeft"/>
              </table:table-cell>
              <table:table-cell table:style-name="OrgTblCell">
                <text:p text:style-name="OrgTableContentsLeft">c</text:p>
              </table:table-cell>
              <table:table-cell table:style-name="OrgTblCell">
                <text:p text:style-name="OrgTableContentsLeft">fun2</text:p>
              </table:table-cell>
            </table:table-row>
            <table:table-row>
              <table:table-cell table:style-name="OrgTblCell">
                <text:p text:style-name="OrgTableContentsLeft"/>
              </table:table-cell>
              <table:table-cell table:style-name="OrgTblCell">
                <text:p text:style-name="OrgTableContentsLeft">b</text:p>
              </table:table-cell>
              <table:table-cell table:style-name="OrgTblCell">
                <text:p text:style-name="OrgTableContentsLeft">fun1</text:p>
              </table:table-cell>
            </table:table-row>
            <table:table-row>
              <table:table-cell table:style-name="OrgTblCellB">
                <text:p text:style-name="OrgTableContentsLeft"/>
              </table:table-cell>
              <table:table-cell table:style-name="OrgTblCellB">
                <text:p text:style-name="OrgTableContentsLeft">a</text:p>
              </table:table-cell>
              <table:table-cell table:style-name="OrgTblCellB">
                <text:p text:style-name="OrgTableContentsLeft">main</text:p>
              </table:table-cell>
            </table:table-row>
          </table:table-rows>
          <table:table-rows>
            <table:table-row>
              <table:table-cell table:style-name="OrgTblCellT">
                <text:p text:style-name="OrgTableContentsLeft">b)</text:p>
              </table:table-cell>
              <table:table-cell table:style-name="OrgTblCellT">
                <text:p text:style-name="OrgTableContentsLeft">d e f</text:p>
              </table:table-cell>
              <table:table-cell table:style-name="OrgTblCellT">
                <text:p text:style-name="OrgTableContentsLeft">fun3</text:p>
              </table:table-cell>
            </table:table-row>
            <table:table-row>
              <table:table-cell table:style-name="OrgTblCell">
                <text:p text:style-name="OrgTableContentsLeft"/>
              </table:table-cell>
              <table:table-cell table:style-name="OrgTblCell">
                <text:p text:style-name="OrgTableContentsLeft">b c</text:p>
              </table:table-cell>
              <table:table-cell table:style-name="OrgTblCell">
                <text:p text:style-name="OrgTableContentsLeft">fun1</text:p>
              </table:table-cell>
            </table:table-row>
            <table:table-row>
              <table:table-cell table:style-name="OrgTblCellB">
                <text:p text:style-name="OrgTableContentsLeft"/>
              </table:table-cell>
              <table:table-cell table:style-name="OrgTblCellB">
                <text:p text:style-name="OrgTableContentsLeft">a</text:p>
              </table:table-cell>
              <table:table-cell table:style-name="OrgTblCellB">
                <text:p text:style-name="OrgTableContentsLeft">main</text:p>
              </table:table-cell>
            </table:table-row>
          </table:table-rows>
          <table:table-rows>
            <table:table-row>
              <table:table-cell table:style-name="OrgTblCellT">
                <text:p text:style-name="OrgTableContentsLeft">c)</text:p>
              </table:table-cell>
              <table:table-cell table:style-name="OrgTblCellT">
                <text:p text:style-name="OrgTableContentsLeft">b c d</text:p>
              </table:table-cell>
              <table:table-cell table:style-name="OrgTblCellT">
                <text:p text:style-name="OrgTableContentsLeft">fun1</text:p>
              </table:table-cell>
            </table:table-row>
            <table:table-row>
              <table:table-cell table:style-name="OrgTblCell">
                <text:p text:style-name="OrgTableContentsLeft"/>
              </table:table-cell>
              <table:table-cell table:style-name="OrgTblCell">
                <text:p text:style-name="OrgTableContentsLeft">e f</text:p>
              </table:table-cell>
              <table:table-cell table:style-name="OrgTblCell">
                <text:p text:style-name="OrgTableContentsLeft">fun3</text:p>
              </table:table-cell>
            </table:table-row>
            <table:table-row>
              <table:table-cell table:style-name="OrgTblCellB">
                <text:p text:style-name="OrgTableContentsLeft"/>
              </table:table-cell>
              <table:table-cell table:style-name="OrgTblCellB">
                <text:p text:style-name="OrgTableContentsLeft">a</text:p>
              </table:table-cell>
              <table:table-cell table:style-name="OrgTblCellB">
                <text:p text:style-name="OrgTableContentsLeft">main</text:p>
              </table:table-cell>
            </table:table-row>
          </table:table-rows>
          <table:table-rows>
            <table:table-row>
              <table:table-cell table:style-name="OrgTblCellT">
                <text:p text:style-name="OrgTableContentsLeft">d)</text:p>
              </table:table-cell>
              <table:table-cell table:style-name="OrgTblCellT">
                <text:p text:style-name="OrgTableContentsLeft">b c d</text:p>
              </table:table-cell>
              <table:table-cell table:style-name="OrgTblCellT">
                <text:p text:style-name="OrgTableContentsLeft">fun1</text:p>
              </table:table-cell>
            </table:table-row>
            <table:table-row>
              <table:table-cell table:style-name="OrgTblCell">
                <text:p text:style-name="OrgTableContentsLeft"/>
              </table:table-cell>
              <table:table-cell table:style-name="OrgTblCell">
                <text:p text:style-name="OrgTableContentsLeft">e f</text:p>
              </table:table-cell>
              <table:table-cell table:style-name="OrgTblCell">
                <text:p text:style-name="OrgTableContentsLeft">fun3</text:p>
              </table:table-cell>
            </table:table-row>
            <table:table-row>
              <table:table-cell table:style-name="OrgTblCellB">
                <text:p text:style-name="OrgTableContentsLeft"/>
              </table:table-cell>
              <table:table-cell table:style-name="OrgTblCellB">
                <text:p text:style-name="OrgTableContentsLeft">a</text:p>
              </table:table-cell>
              <table:table-cell table:style-name="OrgTblCellB">
                <text:p text:style-name="OrgTableContentsLeft">main</text:p>
              </table:table-cell>
            </table:table-row>
          </table:table-rows>
          <table:table-rows>
            <table:table-row>
              <table:table-cell table:style-name="OrgTblCellT">
                <text:p text:style-name="OrgTableContentsLeft">e)</text:p>
              </table:table-cell>
              <table:table-cell table:style-name="OrgTblCellT">
                <text:p text:style-name="OrgTableContentsLeft">c d e</text:p>
              </table:table-cell>
              <table:table-cell table:style-name="OrgTblCellT">
                <text:p text:style-name="OrgTableContentsLeft">fun2</text:p>
              </table:table-cell>
            </table:table-row>
            <table:table-row>
              <table:table-cell table:style-name="OrgTblCell">
                <text:p text:style-name="OrgTableContentsLeft"/>
              </table:table-cell>
              <table:table-cell table:style-name="OrgTblCell">
                <text:p text:style-name="OrgTableContentsLeft">f</text:p>
              </table:table-cell>
              <table:table-cell table:style-name="OrgTblCell">
                <text:p text:style-name="OrgTableContentsLeft">fun3</text:p>
              </table:table-cell>
            </table:table-row>
            <table:table-row>
              <table:table-cell table:style-name="OrgTblCell">
                <text:p text:style-name="OrgTableContentsLeft"/>
              </table:table-cell>
              <table:table-cell table:style-name="OrgTblCell">
                <text:p text:style-name="OrgTableContentsLeft">b</text:p>
              </table:table-cell>
              <table:table-cell table:style-name="OrgTblCell">
                <text:p text:style-name="OrgTableContentsLeft">fun1</text:p>
              </table:table-cell>
            </table:table-row>
            <table:table-row>
              <table:table-cell table:style-name="OrgTblCellB">
                <text:p text:style-name="OrgTableContentsLeft"/>
              </table:table-cell>
              <table:table-cell table:style-name="OrgTblCellB">
                <text:p text:style-name="OrgTableContentsLeft">a</text:p>
              </table:table-cell>
              <table:table-cell table:style-name="OrgTblCellB">
                <text:p text:style-name="OrgTableContentsLeft">main</text:p>
              </table:table-cell>
            </table:table-row>
          </table:table-rows>
          <table:table-rows>
            <table:table-row>
              <table:table-cell table:style-name="OrgTblCellT">
                <text:p text:style-name="OrgTableContentsLeft">f)</text:p>
              </table:table-cell>
              <table:table-cell table:style-name="OrgTblCellT">
                <text:p text:style-name="OrgTableContentsLeft">b c d</text:p>
              </table:table-cell>
              <table:table-cell table:style-name="OrgTblCellT">
                <text:p text:style-name="OrgTableContentsLeft">fun1</text:p>
              </table:table-cell>
            </table:table-row>
            <table:table-row>
              <table:table-cell table:style-name="OrgTblCell">
                <text:p text:style-name="OrgTableContentsLeft"/>
              </table:table-cell>
              <table:table-cell table:style-name="OrgTblCell">
                <text:p text:style-name="OrgTableContentsLeft">e</text:p>
              </table:table-cell>
              <table:table-cell table:style-name="OrgTblCell">
                <text:p text:style-name="OrgTableContentsLeft">fun2</text:p>
              </table:table-cell>
            </table:table-row>
            <table:table-row>
              <table:table-cell table:style-name="OrgTblCell">
                <text:p text:style-name="OrgTableContentsLeft"/>
              </table:table-cell>
              <table:table-cell table:style-name="OrgTblCell">
                <text:p text:style-name="OrgTableContentsLeft">f</text:p>
              </table:table-cell>
              <table:table-cell table:style-name="OrgTblCell">
                <text:p text:style-name="OrgTableContentsLeft">fun3</text:p>
              </table:table-cell>
            </table:table-row>
            <table:table-row>
              <table:table-cell table:style-name="OrgTblCellB">
                <text:p text:style-name="OrgTableContentsLeft"/>
              </table:table-cell>
              <table:table-cell table:style-name="OrgTblCellB">
                <text:p text:style-name="OrgTableContentsLeft">a</text:p>
              </table:table-cell>
              <table:table-cell table:style-name="OrgTblCellB">
                <text:p text:style-name="OrgTableContentsLeft">main</text:p>
              </table:table-cell>
            </table:table-row>
          </table:table-rows>
        </table:table>
      </text:section>
      <text:list text:style-name="OrgNumberedList" text:continue-numbering="false">
        <text:list-item>
          <text:p text:style-name="Text_20_body">Consider the following program, written in <text:span text:style-name="OrgCode">JavaScript</text:span>-like
</text:p>
        </text:list-item>
      </text:list>
      <text:p text:style-name="Text_20_body">syntax:
</text:p>
      <text:p text:style-name="OrgSrcBlock"><text:span text:style-name="OrgSrcFontLockCommentDelimiterFace">//<text:s/></text:span><text:span text:style-name="OrgSrcFontLockCommentFace">main<text:s/>program</text:span></text:p>
      <text:p text:style-name="OrgSrcBlock"><text:span text:style-name="OrgSrcFontLockKeywordFace">var</text:span><text:s/><text:span text:style-name="OrgSrcFontLockVariableNameFace">x</text:span>,<text:s/><text:span text:style-name="OrgSrcFontLockVariableNameFace">y</text:span>,<text:s/><text:span text:style-name="OrgSrcFontLockVariableNameFace">z</text:span>;</text:p>
      <text:p text:style-name="OrgSrcBlock"><text:span text:style-name="OrgSrcFontLockKeywordFace">function</text:span><text:s/><text:span text:style-name="OrgSrcFontLockFunctionNameFace">sub1</text:span><text:span text:style-name="OrgSrcRainbowDelimitersDepth1Face">(</text:span><text:span text:style-name="OrgSrcRainbowDelimitersDepth1Face">)</text:span><text:s/><text:span text:style-name="OrgSrcRainbowDelimitersDepth1Face">{</text:span></text:p>
      <text:p text:style-name="OrgSrcBlock"><text:span text:style-name="OrgSrcFontLockKeywordFace">var</text:span><text:s/><text:span text:style-name="OrgSrcFontLockVariableNameFace">a</text:span>,<text:s/><text:span text:style-name="OrgSrcFontLockVariableNameFace">y</text:span>,<text:s/><text:span text:style-name="OrgSrcFontLockVariableNameFace">z</text:span>;</text:p>
      <text:p text:style-name="OrgSrcBlock">.<text:s/>.<text:s/>.</text:p>
      <text:p text:style-name="OrgSrcBlock"><text:span text:style-name="OrgSrcRainbowDelimitersDepth1Face">}</text:span></text:p>
      <text:p text:style-name="OrgSrcBlock"><text:span text:style-name="OrgSrcFontLockKeywordFace">function</text:span><text:s/><text:span text:style-name="OrgSrcFontLockFunctionNameFace">sub2</text:span><text:span text:style-name="OrgSrcRainbowDelimitersDepth1Face">(</text:span><text:span text:style-name="OrgSrcRainbowDelimitersDepth1Face">)</text:span><text:s/><text:span text:style-name="OrgSrcRainbowDelimitersDepth1Face">{</text:span></text:p>
      <text:p text:style-name="OrgSrcBlock"><text:span text:style-name="OrgSrcFontLockKeywordFace">var</text:span><text:s/><text:span text:style-name="OrgSrcFontLockVariableNameFace">a</text:span>,<text:s/><text:span text:style-name="OrgSrcFontLockVariableNameFace">b</text:span>,<text:s/><text:span text:style-name="OrgSrcFontLockVariableNameFace">z</text:span>;</text:p>
      <text:p text:style-name="OrgSrcBlock">.<text:s/>.<text:s/>.</text:p>
      <text:p text:style-name="OrgSrcBlock"><text:span text:style-name="OrgSrcRainbowDelimitersDepth1Face">}</text:span></text:p>
      <text:p text:style-name="OrgSrcBlock"><text:span text:style-name="OrgSrcFontLockKeywordFace">function</text:span><text:s/><text:span text:style-name="OrgSrcFontLockFunctionNameFace">sub3</text:span><text:span text:style-name="OrgSrcRainbowDelimitersDepth1Face">(</text:span><text:span text:style-name="OrgSrcRainbowDelimitersDepth1Face">)</text:span><text:s/><text:span text:style-name="OrgSrcRainbowDelimitersDepth1Face">{</text:span></text:p>
      <text:p text:style-name="OrgSrcBlock"><text:span text:style-name="OrgSrcFontLockKeywordFace">var</text:span><text:s/><text:span text:style-name="OrgSrcFontLockVariableNameFace">a</text:span>,<text:s/><text:span text:style-name="OrgSrcFontLockVariableNameFace">x</text:span>,<text:s/><text:span text:style-name="OrgSrcFontLockVariableNameFace">w</text:span>;</text:p>
      <text:p text:style-name="OrgSrcBlock">.<text:s/>.<text:s/>.</text:p>
      <text:p text:style-name="OrgSrcBlockLastLine"><text:span text:style-name="OrgSrcRainbowDelimitersDepth1Face">}</text:span><text:s/><text:s/></text:p>
      <text:p text:style-name="Text_20_body">Given the following calling sequences and assuming that dynamic scoping
is used, what variables are visible during execution of the last subprogram
activated? Include with each visible variable the name of the unit
where it is declared.
</text:p>
      <text:p text:style-name="Text_20_body">a. <text:span text:style-name="OrgCode">main</text:span> calls <text:span text:style-name="OrgCode">sub1</text:span>; <text:span text:style-name="OrgCode">sub1</text:span> calls <text:span text:style-name="OrgCode">sub2</text:span>; <text:span text:style-name="OrgCode">sub2</text:span> calls <text:span text:style-name="OrgCode">sub3</text:span>.
b. <text:span text:style-name="OrgCode">main</text:span> calls <text:span text:style-name="OrgCode">sub1</text:span>; <text:span text:style-name="OrgCode">sub1</text:span> calls <text:span text:style-name="OrgCode">sub3</text:span>.
c. <text:span text:style-name="OrgCode">main</text:span> calls <text:span text:style-name="OrgCode">sub2</text:span>; <text:span text:style-name="OrgCode">sub2</text:span> calls <text:span text:style-name="OrgCode">sub3</text:span>; <text:span text:style-name="OrgCode">sub3</text:span> calls <text:span text:style-name="OrgCode">sub1</text:span>.
d. <text:span text:style-name="OrgCode">main</text:span> calls <text:span text:style-name="OrgCode">sub3</text:span>; <text:span text:style-name="OrgCode">sub3</text:span> calls <text:span text:style-name="OrgCode">sub1</text:span>.
e. <text:span text:style-name="OrgCode">main</text:span> calls <text:span text:style-name="OrgCode">sub1</text:span>; <text:span text:style-name="OrgCode">sub1</text:span> calls <text:span text:style-name="OrgCode">sub3</text:span>; <text:span text:style-name="OrgCode">sub3</text:span> calls <text:span text:style-name="OrgCode">sub2</text:span>.
f. <text:span text:style-name="OrgCode">main</text:span> calls <text:span text:style-name="OrgCode">sub3</text:span>; <text:span text:style-name="OrgCode">sub3</text:span> calls <text:span text:style-name="OrgCode">sub2</text:span>; <text:span text:style-name="OrgCode">sub2</text:span> calls <text:span text:style-name="OrgCode">sub1</text:span>.
</text:p>
      <text:section text:style-name="OrgIndentedSection-Level-0" text:name="Section4">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Question</text:p>
              </table:table-cell>
              <table:table-cell table:style-name="OrgTblCellTB">
                <text:p text:style-name="OrgTableHeadingLeft">Variables</text:p>
              </table:table-cell>
              <table:table-cell table:style-name="OrgTblCellTB">
                <text:p text:style-name="OrgTableHeadingLeft">Where Declared</text:p>
              </table:table-cell>
            </table:table-row>
          </table:table-header-rows>
          <table:table-rows>
            <table:table-row>
              <table:table-cell table:style-name="OrgTblCellT">
                <text:p text:style-name="OrgTableContentsLeft">a)</text:p>
              </table:table-cell>
              <table:table-cell table:style-name="OrgTblCellT">
                <text:p text:style-name="OrgTableContentsLeft">a x w</text:p>
              </table:table-cell>
              <table:table-cell table:style-name="OrgTblCellT">
                <text:p text:style-name="OrgTableContentsLeft">sub3</text:p>
              </table:table-cell>
            </table:table-row>
            <table:table-row>
              <table:table-cell table:style-name="OrgTblCell">
                <text:p text:style-name="OrgTableContentsLeft"/>
              </table:table-cell>
              <table:table-cell table:style-name="OrgTblCell">
                <text:p text:style-name="OrgTableContentsLeft">b z</text:p>
              </table:table-cell>
              <table:table-cell table:style-name="OrgTblCell">
                <text:p text:style-name="OrgTableContentsLeft">sub2</text:p>
              </table:table-cell>
            </table:table-row>
            <table:table-row>
              <table:table-cell table:style-name="OrgTblCellB">
                <text:p text:style-name="OrgTableContentsLeft"/>
              </table:table-cell>
              <table:table-cell table:style-name="OrgTblCellB">
                <text:p text:style-name="OrgTableContentsLeft">y</text:p>
              </table:table-cell>
              <table:table-cell table:style-name="OrgTblCellB">
                <text:p text:style-name="OrgTableContentsLeft">sub1</text:p>
              </table:table-cell>
            </table:table-row>
          </table:table-rows>
          <table:table-rows>
            <table:table-row>
              <table:table-cell table:style-name="OrgTblCellT">
                <text:p text:style-name="OrgTableContentsLeft">b)</text:p>
              </table:table-cell>
              <table:table-cell table:style-name="OrgTblCellT">
                <text:p text:style-name="OrgTableContentsLeft">a x w</text:p>
              </table:table-cell>
              <table:table-cell table:style-name="OrgTblCellT">
                <text:p text:style-name="OrgTableContentsLeft">sub3</text:p>
              </table:table-cell>
            </table:table-row>
            <table:table-row>
              <table:table-cell table:style-name="OrgTblCellB">
                <text:p text:style-name="OrgTableContentsLeft"/>
              </table:table-cell>
              <table:table-cell table:style-name="OrgTblCellB">
                <text:p text:style-name="OrgTableContentsLeft">y z</text:p>
              </table:table-cell>
              <table:table-cell table:style-name="OrgTblCellB">
                <text:p text:style-name="OrgTableContentsLeft">sub1</text:p>
              </table:table-cell>
            </table:table-row>
          </table:table-rows>
          <table:table-rows>
            <table:table-row>
              <table:table-cell table:style-name="OrgTblCellT">
                <text:p text:style-name="OrgTableContentsLeft">c)</text:p>
              </table:table-cell>
              <table:table-cell table:style-name="OrgTblCellT">
                <text:p text:style-name="OrgTableContentsLeft">a y z</text:p>
              </table:table-cell>
              <table:table-cell table:style-name="OrgTblCellT">
                <text:p text:style-name="OrgTableContentsLeft">sub1</text:p>
              </table:table-cell>
            </table:table-row>
            <table:table-row>
              <table:table-cell table:style-name="OrgTblCell">
                <text:p text:style-name="OrgTableContentsLeft"/>
              </table:table-cell>
              <table:table-cell table:style-name="OrgTblCell">
                <text:p text:style-name="OrgTableContentsLeft">x w</text:p>
              </table:table-cell>
              <table:table-cell table:style-name="OrgTblCell">
                <text:p text:style-name="OrgTableContentsLeft">sub3</text:p>
              </table:table-cell>
            </table:table-row>
            <table:table-row>
              <table:table-cell table:style-name="OrgTblCellB">
                <text:p text:style-name="OrgTableContentsLeft"/>
              </table:table-cell>
              <table:table-cell table:style-name="OrgTblCellB">
                <text:p text:style-name="OrgTableContentsLeft">b</text:p>
              </table:table-cell>
              <table:table-cell table:style-name="OrgTblCellB">
                <text:p text:style-name="OrgTableContentsLeft">sub2</text:p>
              </table:table-cell>
            </table:table-row>
          </table:table-rows>
          <table:table-rows>
            <table:table-row>
              <table:table-cell table:style-name="OrgTblCellT">
                <text:p text:style-name="OrgTableContentsLeft">d)</text:p>
              </table:table-cell>
              <table:table-cell table:style-name="OrgTblCellT">
                <text:p text:style-name="OrgTableContentsLeft">a y z</text:p>
              </table:table-cell>
              <table:table-cell table:style-name="OrgTblCellT">
                <text:p text:style-name="OrgTableContentsLeft">sub1</text:p>
              </table:table-cell>
            </table:table-row>
            <table:table-row>
              <table:table-cell table:style-name="OrgTblCellB">
                <text:p text:style-name="OrgTableContentsLeft"/>
              </table:table-cell>
              <table:table-cell table:style-name="OrgTblCellB">
                <text:p text:style-name="OrgTableContentsLeft">x w</text:p>
              </table:table-cell>
              <table:table-cell table:style-name="OrgTblCellB">
                <text:p text:style-name="OrgTableContentsLeft">sub3</text:p>
              </table:table-cell>
            </table:table-row>
          </table:table-rows>
          <table:table-rows>
            <table:table-row>
              <table:table-cell table:style-name="OrgTblCellT">
                <text:p text:style-name="OrgTableContentsLeft">e)</text:p>
              </table:table-cell>
              <table:table-cell table:style-name="OrgTblCellT">
                <text:p text:style-name="OrgTableContentsLeft">a b z</text:p>
              </table:table-cell>
              <table:table-cell table:style-name="OrgTblCellT">
                <text:p text:style-name="OrgTableContentsLeft">sub2</text:p>
              </table:table-cell>
            </table:table-row>
            <table:table-row>
              <table:table-cell table:style-name="OrgTblCell">
                <text:p text:style-name="OrgTableContentsLeft"/>
              </table:table-cell>
              <table:table-cell table:style-name="OrgTblCell">
                <text:p text:style-name="OrgTableContentsLeft">x w</text:p>
              </table:table-cell>
              <table:table-cell table:style-name="OrgTblCell">
                <text:p text:style-name="OrgTableContentsLeft">sub3</text:p>
              </table:table-cell>
            </table:table-row>
            <table:table-row>
              <table:table-cell table:style-name="OrgTblCellB">
                <text:p text:style-name="OrgTableContentsLeft"/>
              </table:table-cell>
              <table:table-cell table:style-name="OrgTblCellB">
                <text:p text:style-name="OrgTableContentsLeft">y</text:p>
              </table:table-cell>
              <table:table-cell table:style-name="OrgTblCellB">
                <text:p text:style-name="OrgTableContentsLeft">sub1</text:p>
              </table:table-cell>
            </table:table-row>
          </table:table-rows>
          <table:table-rows>
            <table:table-row>
              <table:table-cell table:style-name="OrgTblCellT">
                <text:p text:style-name="OrgTableContentsLeft">f)</text:p>
              </table:table-cell>
              <table:table-cell table:style-name="OrgTblCellT">
                <text:p text:style-name="OrgTableContentsLeft">a y z</text:p>
              </table:table-cell>
              <table:table-cell table:style-name="OrgTblCellT">
                <text:p text:style-name="OrgTableContentsLeft">sub1</text:p>
              </table:table-cell>
            </table:table-row>
            <table:table-row>
              <table:table-cell table:style-name="OrgTblCell">
                <text:p text:style-name="OrgTableContentsLeft"/>
              </table:table-cell>
              <table:table-cell table:style-name="OrgTblCell">
                <text:p text:style-name="OrgTableContentsLeft">b</text:p>
              </table:table-cell>
              <table:table-cell table:style-name="OrgTblCell">
                <text:p text:style-name="OrgTableContentsLeft">sub2</text:p>
              </table:table-cell>
            </table:table-row>
            <table:table-row>
              <table:table-cell table:style-name="OrgTblCellB">
                <text:p text:style-name="OrgTableContentsLeft"/>
              </table:table-cell>
              <table:table-cell table:style-name="OrgTblCellB">
                <text:p text:style-name="OrgTableContentsLeft">x w</text:p>
              </table:table-cell>
              <table:table-cell table:style-name="OrgTblCellB">
                <text:p text:style-name="OrgTableContentsLeft">sub3</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StringFace" style:family="text">
      <style:text-properties fo:color="#2d9574"/>
    </style:style>
    <style:style style:name="OrgSrcFontLockCommentFace" style:family="text">
      <style:text-properties fo:color="#2aa1ae"/>
    </style:style>
    <style:style style:name="OrgSrcFontLockCommentDelimiterFace" style:family="text">
      <style:text-properties fo:color="#2aa1ae"/>
    </style:style>
    <style:style style:name="OrgSrcFontLockTypeFace" style:family="text">
      <style:text-properties fo:color="#b2b2b2"/>
    </style:style>
    <style:style style:name="OrgSrcRainbowDelimitersDepth3Face" style:family="text">
      <style:text-properties fo:color="#2d9574"/>
    </style:style>
    <style:style style:name="OrgSrcHighlightNumbersNumber" style:family="text">
      <style:text-properties fo:color="#a45bad"/>
    </style:style>
    <style:style style:name="OrgSrcFontLockVariableNameFace" style:family="text">
      <style:text-properties fo:color="#7590db"/>
    </style:style>
    <style:style style:name="OrgSrcRainbowDelimitersDepth2Face" style:family="text">
      <style:text-properties fo:color="#bc6ec5"/>
    </style:style>
    <style:style style:name="OrgSrcRainbowDelimitersDepth1Face" style:family="text">
      <style:text-properties fo:color="#4f97d7"/>
    </style:style>
    <style:style style:name="OrgSrcFontLockFunctionNameFace" style:family="text">
      <style:text-properties fo:color="#b2b2b2"/>
    </style:style>
    <style:style style:name="OrgSrcFontLockKeywordFace" style:family="text">
      <style:text-properties fo:color="#b2b2b2"/>
    </style:style>
    <style:style style:name="OrgSrcBlock" style:family="paragraph" style:parent-style-name="Preformatted_20_Text">
      <style:paragraph-properties fo:background-color="#292b2e" fo:padding="0.049cm" fo:border="0.51pt solid #000000" style:shadow="none">
        <style:background-image/>
      </style:paragraph-properties>
      <style:text-properties fo:color="#b2b2b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abib Ghaffari</dc:creator>
    <meta:initial-creator>Habib Ghaffari</meta:initial-creator>
    <dc:date>2022-10-31</dc:date>
    <meta:creation-date>2022-10-31</meta:creation-date>
    <meta:generator>Emacs 28.1 (Org mode 9.5.2)</meta:generator>
    <meta:keyword/>
    <dc:subject/>
    <dc:title>Tutorial #6 - Names, Bindings and Scopes</dc:title>
  </office:meta>
</office:document-meta>
</file>